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style:font-name-asian="DejaVu Sans" style:font-name-complex="Noto Sans Arabic UI"/>
    </style:style>
    <style:style style:name="ce3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ce4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|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table:formula="of:=&quot;0x&quot;&amp;DEC2HEX([.B1];2)" office:value-type="string" office:string-value="0x00" calcext:value-type="string">
            <text:p>0x00</text:p>
          </table:table-cell>
          <table:table-cell office:value-type="string" calcext:value-type="string">
            <text:p>|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|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table:formula="of:=&quot;| &quot;&amp; [.B1] &amp;&quot; |  &quot; &amp; [.D1] &amp;&quot; | &quot; &amp; [.F1] &amp; &quot; | &quot; &amp; [.I1] &amp; &quot; |&quot;" office:value-type="string" office:string-value="| 0 |  0x00 | 0 | 0 |" calcext:value-type="string">
            <text:p>| 0 | <text:s/>0x00 | 0 | 0 |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|</text:p>
          </table:table-cell>
          <table:table-cell table:formula="of:=&quot;0x&quot;&amp;DEC2HEX([.B2];2)" office:value-type="string" office:string-value="0x01" calcext:value-type="string">
            <text:p>0x01</text:p>
          </table:table-cell>
          <table:table-cell office:value-type="string" calcext:value-type="string">
            <text:p>|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|</text:p>
          </table:table-cell>
          <table:table-cell table:formula="of:=&quot;| &quot;&amp; [.B2] &amp;&quot; |  &quot; &amp; [.D2] &amp;&quot; | &quot; &amp; [.F2] &amp; &quot; | &quot; &amp; [.I2] &amp; &quot; |&quot;" office:value-type="string" office:string-value="| 1 |  0x01 | 1 | 1 |" calcext:value-type="string">
            <text:p>| 1 | <text:s/>0x01 | 1 | 1 |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|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|</text:p>
          </table:table-cell>
          <table:table-cell table:formula="of:=&quot;0x&quot;&amp;DEC2HEX([.B3];2)" office:value-type="string" office:string-value="0x02" calcext:value-type="string">
            <text:p>0x02</text:p>
          </table:table-cell>
          <table:table-cell office:value-type="string" calcext:value-type="string">
            <text:p>|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|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|</text:p>
          </table:table-cell>
          <table:table-cell table:formula="of:=&quot;| &quot;&amp; [.B3] &amp;&quot; |  &quot; &amp; [.D3] &amp;&quot; | &quot; &amp; [.F3] &amp; &quot; | &quot; &amp; [.I3] &amp; &quot; |&quot;" office:value-type="string" office:string-value="| 2 |  0x02 | 2 | 2 |" calcext:value-type="string">
            <text:p>| 2 | <text:s/>0x02 | 2 | 2 |</text:p>
          </table:table-cell>
          <table:table-cell table:style-name="ce1"/>
          <table:table-cell table:style-name="ce6"/>
          <table:table-cell table:style-name="ce2" table:number-columns-repeated="3"/>
          <table:table-cell/>
        </table:table-row>
        <table:table-row table:style-name="ro1">
          <table:table-cell office:value-type="string" calcext:value-type="string">
            <text:p>|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|</text:p>
          </table:table-cell>
          <table:table-cell table:formula="of:=&quot;0x&quot;&amp;DEC2HEX([.B4];2)" office:value-type="string" office:string-value="0x03" calcext:value-type="string">
            <text:p>0x03</text:p>
          </table:table-cell>
          <table:table-cell office:value-type="string" calcext:value-type="string">
            <text:p>|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|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|</text:p>
          </table:table-cell>
          <table:table-cell table:formula="of:=&quot;| &quot;&amp; [.B4] &amp;&quot; |  &quot; &amp; [.D4] &amp;&quot; | &quot; &amp; [.F4] &amp; &quot; | &quot; &amp; [.I4] &amp; &quot; |&quot;" office:value-type="string" office:string-value="| 3 |  0x03 | 3 | 3 |" calcext:value-type="string">
            <text:p>| 3 | <text:s/>0x03 | 3 | 3 |</text:p>
          </table:table-cell>
          <table:table-cell table:style-name="ce4" table:number-columns-repeated="5"/>
          <table:table-cell/>
        </table:table-row>
        <table:table-row table:style-name="ro1">
          <table:table-cell office:value-type="string" calcext:value-type="string">
            <text:p>|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|</text:p>
          </table:table-cell>
          <table:table-cell table:formula="of:=&quot;0x&quot;&amp;DEC2HEX([.B5];2)" office:value-type="string" office:string-value="0x04" calcext:value-type="string">
            <text:p>0x04</text:p>
          </table:table-cell>
          <table:table-cell office:value-type="string" calcext:value-type="string">
            <text:p>|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|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|</text:p>
          </table:table-cell>
          <table:table-cell table:formula="of:=&quot;| &quot;&amp; [.B5] &amp;&quot; |  &quot; &amp; [.D5] &amp;&quot; | &quot; &amp; [.F5] &amp; &quot; | &quot; &amp; [.I5] &amp; &quot; |&quot;" office:value-type="string" office:string-value="| 4 |  0x04 | 4 | 4 |" calcext:value-type="string">
            <text:p>| 4 | <text:s/>0x04 | 4 | 4 |</text:p>
          </table:table-cell>
          <table:table-cell table:style-name="ce3" table:number-columns-repeated="5"/>
          <table:table-cell/>
        </table:table-row>
        <table:table-row table:style-name="ro1">
          <table:table-cell office:value-type="string" calcext:value-type="string">
            <text:p>|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|</text:p>
          </table:table-cell>
          <table:table-cell table:formula="of:=&quot;0x&quot;&amp;DEC2HEX([.B6];2)" office:value-type="string" office:string-value="0x05" calcext:value-type="string">
            <text:p>0x05</text:p>
          </table:table-cell>
          <table:table-cell office:value-type="string" calcext:value-type="string">
            <text:p>|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office:value-type="string" calcext:value-type="string">
            <text:p>|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|</text:p>
          </table:table-cell>
          <table:table-cell table:formula="of:=&quot;| &quot;&amp; [.B6] &amp;&quot; |  &quot; &amp; [.D6] &amp;&quot; | &quot; &amp; [.F6] &amp; &quot; | &quot; &amp; [.I6] &amp; &quot; |&quot;" office:value-type="string" office:string-value="| 5 |  0x05 | 5 | 5 |" calcext:value-type="string">
            <text:p>| 5 | <text:s/>0x05 | 5 | 5 |</text:p>
          </table:table-cell>
          <table:table-cell table:style-name="ce4" table:number-columns-repeated="5"/>
          <table:table-cell/>
        </table:table-row>
        <table:table-row table:style-name="ro1">
          <table:table-cell office:value-type="string" calcext:value-type="string">
            <text:p>|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|</text:p>
          </table:table-cell>
          <table:table-cell table:formula="of:=&quot;0x&quot;&amp;DEC2HEX([.B7];2)" office:value-type="string" office:string-value="0x06" calcext:value-type="string">
            <text:p>0x06</text:p>
          </table:table-cell>
          <table:table-cell office:value-type="string" calcext:value-type="string">
            <text:p>|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office:value-type="string" calcext:value-type="string">
            <text:p>|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|</text:p>
          </table:table-cell>
          <table:table-cell table:formula="of:=&quot;| &quot;&amp; [.B7] &amp;&quot; |  &quot; &amp; [.D7] &amp;&quot; | &quot; &amp; [.F7] &amp; &quot; | &quot; &amp; [.I7] &amp; &quot; |&quot;" office:value-type="string" office:string-value="| 6 |  0x06 | 6 | 6 |" calcext:value-type="string">
            <text:p>| 6 | <text:s/>0x06 | 6 | 6 |</text:p>
          </table:table-cell>
          <table:table-cell table:style-name="ce3" table:number-columns-repeated="5"/>
          <table:table-cell/>
        </table:table-row>
        <table:table-row table:style-name="ro1">
          <table:table-cell office:value-type="string" calcext:value-type="string">
            <text:p>|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|</text:p>
          </table:table-cell>
          <table:table-cell table:formula="of:=&quot;0x&quot;&amp;DEC2HEX([.B8];2)" office:value-type="string" office:string-value="0x07" calcext:value-type="string">
            <text:p>0x07</text:p>
          </table:table-cell>
          <table:table-cell office:value-type="string" calcext:value-type="string">
            <text:p>|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/>
          <table:table-cell office:value-type="string" calcext:value-type="string">
            <text:p>|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|</text:p>
          </table:table-cell>
          <table:table-cell table:formula="of:=&quot;| &quot;&amp; [.B8] &amp;&quot; |  &quot; &amp; [.D8] &amp;&quot; | &quot; &amp; [.F8] &amp; &quot; | &quot; &amp; [.I8] &amp; &quot; |&quot;" office:value-type="string" office:string-value="| 7 |  0x07 | 7 | 7 |" calcext:value-type="string">
            <text:p>| 7 | <text:s/>0x07 | 7 | 7 |</text:p>
          </table:table-cell>
          <table:table-cell table:style-name="ce4" table:number-columns-repeated="5"/>
          <table:table-cell/>
        </table:table-row>
        <table:table-row table:style-name="ro1">
          <table:table-cell office:value-type="string" calcext:value-type="string">
            <text:p>|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|</text:p>
          </table:table-cell>
          <table:table-cell table:formula="of:=&quot;0x&quot;&amp;DEC2HEX([.B9];2)" office:value-type="string" office:string-value="0x08" calcext:value-type="string">
            <text:p>0x08</text:p>
          </table:table-cell>
          <table:table-cell office:value-type="string" calcext:value-type="string">
            <text:p>|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|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|</text:p>
          </table:table-cell>
          <table:table-cell table:formula="of:=&quot;| &quot;&amp; [.B9] &amp;&quot; |  &quot; &amp; [.D9] &amp;&quot; | &quot; &amp; [.F9] &amp; &quot; | &quot; &amp; [.I9] &amp; &quot; |&quot;" office:value-type="string" office:string-value="| 8 |  0x08 | 8 | 8 |" calcext:value-type="string">
            <text:p>| 8 | <text:s/>0x08 | 8 | 8 |</text:p>
          </table:table-cell>
          <table:table-cell table:style-name="ce3" table:number-columns-repeated="5"/>
          <table:table-cell/>
        </table:table-row>
        <table:table-row table:style-name="ro1">
          <table:table-cell office:value-type="string" calcext:value-type="string">
            <text:p>|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|</text:p>
          </table:table-cell>
          <table:table-cell table:formula="of:=&quot;0x&quot;&amp;DEC2HEX([.B10];2)" office:value-type="string" office:string-value="0x09" calcext:value-type="string">
            <text:p>0x09</text:p>
          </table:table-cell>
          <table:table-cell office:value-type="string" calcext:value-type="string">
            <text:p>|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/>
          <table:table-cell office:value-type="string" calcext:value-type="string">
            <text:p>|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|</text:p>
          </table:table-cell>
          <table:table-cell table:formula="of:=&quot;| &quot;&amp; [.B10] &amp;&quot; |  &quot; &amp; [.D10] &amp;&quot; | &quot; &amp; [.F10] &amp; &quot; | &quot; &amp; [.I10] &amp; &quot; |&quot;" office:value-type="string" office:string-value="| 9 |  0x09 | 9 | 9 |" calcext:value-type="string">
            <text:p>| 9 | <text:s/>0x09 | 9 | 9 |</text:p>
          </table:table-cell>
          <table:table-cell table:style-name="ce4" table:number-columns-repeated="5"/>
          <table:table-cell table:style-name="ce3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|</text:p>
          </table:table-cell>
          <table:table-cell table:formula="of:=&quot;0x&quot;&amp;DEC2HEX([.B11];2)" office:value-type="string" office:string-value="0x0A" calcext:value-type="string">
            <text:p>0x0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あ</text:p>
          </table:table-cell>
          <table:table-cell table:formula="of:=UNICODE([.F11])" office:value-type="float" office:value="12354" calcext:value-type="float">
            <text:p>1235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|</text:p>
          </table:table-cell>
          <table:table-cell table:formula="of:=&quot;| &quot;&amp; [.B11] &amp;&quot; |  &quot; &amp; [.D11] &amp;&quot; | &quot; &amp; [.F11] &amp; &quot; | &quot; &amp; [.I11] &amp; &quot; |&quot;" office:value-type="string" office:string-value="| 10 |  0x0A | あ | a |" calcext:value-type="string">
            <text:p>| 10 | <text:s/>0x0A | あ | a |</text:p>
          </table:table-cell>
          <table:table-cell table:style-name="ce3" table:number-columns-repeated="5"/>
          <table:table-cell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|</text:p>
          </table:table-cell>
          <table:table-cell table:formula="of:=&quot;0x&quot;&amp;DEC2HEX([.B12];2)" office:value-type="string" office:string-value="0x0B" calcext:value-type="string">
            <text:p>0x0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い</text:p>
          </table:table-cell>
          <table:table-cell table:formula="of:=UNICODE([.F12])" office:value-type="float" office:value="12356" calcext:value-type="float">
            <text:p>12356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|</text:p>
          </table:table-cell>
          <table:table-cell table:formula="of:=&quot;| &quot;&amp; [.B12] &amp;&quot; |  &quot; &amp; [.D12] &amp;&quot; | &quot; &amp; [.F12] &amp; &quot; | &quot; &amp; [.I12] &amp; &quot; |&quot;" office:value-type="string" office:string-value="| 11 |  0x0B | い | I |" calcext:value-type="string">
            <text:p>| 11 | <text:s/>0x0B | い | I |</text:p>
          </table:table-cell>
          <table:table-cell table:style-name="ce4" table:number-columns-repeated="5"/>
          <table:table-cell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|</text:p>
          </table:table-cell>
          <table:table-cell table:formula="of:=&quot;0x&quot;&amp;DEC2HEX([.B13];2)" office:value-type="string" office:string-value="0x0C" calcext:value-type="string">
            <text:p>0x0C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う</text:p>
          </table:table-cell>
          <table:table-cell table:formula="of:=UNICODE([.F13])" office:value-type="float" office:value="12358" calcext:value-type="float">
            <text:p>1235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|</text:p>
          </table:table-cell>
          <table:table-cell table:formula="of:=&quot;| &quot;&amp; [.B13] &amp;&quot; |  &quot; &amp; [.D13] &amp;&quot; | &quot; &amp; [.F13] &amp; &quot; | &quot; &amp; [.I13] &amp; &quot; |&quot;" office:value-type="string" office:string-value="| 12 |  0x0C | う | u |" calcext:value-type="string">
            <text:p>| 12 | <text:s/>0x0C | う | u |</text:p>
          </table:table-cell>
          <table:table-cell table:style-name="ce3" table:number-columns-repeated="5"/>
          <table:table-cell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|</text:p>
          </table:table-cell>
          <table:table-cell table:formula="of:=&quot;0x&quot;&amp;DEC2HEX([.B14];2)" office:value-type="string" office:string-value="0x0D" calcext:value-type="string">
            <text:p>0x0D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え</text:p>
          </table:table-cell>
          <table:table-cell table:formula="of:=UNICODE([.F14])" office:value-type="float" office:value="12360" calcext:value-type="float">
            <text:p>1236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|</text:p>
          </table:table-cell>
          <table:table-cell table:formula="of:=&quot;| &quot;&amp; [.B14] &amp;&quot; |  &quot; &amp; [.D14] &amp;&quot; | &quot; &amp; [.F14] &amp; &quot; | &quot; &amp; [.I14] &amp; &quot; |&quot;" office:value-type="string" office:string-value="| 13 |  0x0D | え | e |" calcext:value-type="string">
            <text:p>| 13 | <text:s/>0x0D | え | e |</text:p>
          </table:table-cell>
          <table:table-cell table:style-name="ce4" table:number-columns-repeated="5"/>
          <table:table-cell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|</text:p>
          </table:table-cell>
          <table:table-cell table:formula="of:=&quot;0x&quot;&amp;DEC2HEX([.B15];2)" office:value-type="string" office:string-value="0x0E" calcext:value-type="string">
            <text:p>0x0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お</text:p>
          </table:table-cell>
          <table:table-cell table:formula="of:=UNICODE([.F15])" office:value-type="float" office:value="12362" calcext:value-type="float">
            <text:p>1236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|</text:p>
          </table:table-cell>
          <table:table-cell table:formula="of:=&quot;| &quot;&amp; [.B15] &amp;&quot; |  &quot; &amp; [.D15] &amp;&quot; | &quot; &amp; [.F15] &amp; &quot; | &quot; &amp; [.I15] &amp; &quot; |&quot;" office:value-type="string" office:string-value="| 14 |  0x0E | お | o |" calcext:value-type="string">
            <text:p>| 14 | <text:s/>0x0E | お | o |</text:p>
          </table:table-cell>
          <table:table-cell table:style-name="ce3" table:number-columns-repeated="5"/>
          <table:table-cell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|</text:p>
          </table:table-cell>
          <table:table-cell table:formula="of:=&quot;0x&quot;&amp;DEC2HEX([.B16];2)" office:value-type="string" office:string-value="0x0F" calcext:value-type="string">
            <text:p>0x0F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か</text:p>
          </table:table-cell>
          <table:table-cell table:formula="of:=UNICODE([.F16])" office:value-type="float" office:value="12363" calcext:value-type="float">
            <text:p>1236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|</text:p>
          </table:table-cell>
          <table:table-cell table:formula="of:=&quot;| &quot;&amp; [.B16] &amp;&quot; |  &quot; &amp; [.D16] &amp;&quot; | &quot; &amp; [.F16] &amp; &quot; | &quot; &amp; [.I16] &amp; &quot; |&quot;" office:value-type="string" office:string-value="| 15 |  0x0F | か | ka |" calcext:value-type="string">
            <text:p>| 15 | <text:s/>0x0F | か | ka |</text:p>
          </table:table-cell>
          <table:table-cell table:style-name="ce4" table:number-columns-repeated="5"/>
          <table:table-cell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|</text:p>
          </table:table-cell>
          <table:table-cell table:formula="of:=&quot;0x&quot;&amp;DEC2HEX([.B17];2)" office:value-type="string" office:string-value="0x10" calcext:value-type="string">
            <text:p>0x10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き</text:p>
          </table:table-cell>
          <table:table-cell table:formula="of:=UNICODE([.F17])" office:value-type="float" office:value="12365" calcext:value-type="float">
            <text:p>12365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|</text:p>
          </table:table-cell>
          <table:table-cell table:formula="of:=&quot;| &quot;&amp; [.B17] &amp;&quot; |  &quot; &amp; [.D17] &amp;&quot; | &quot; &amp; [.F17] &amp; &quot; | &quot; &amp; [.I17] &amp; &quot; |&quot;" office:value-type="string" office:string-value="| 16 |  0x10 | き | ki |" calcext:value-type="string">
            <text:p>| 16 | <text:s/>0x10 | き | ki |</text:p>
          </table:table-cell>
          <table:table-cell table:style-name="ce3" table:number-columns-repeated="5"/>
          <table:table-cell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|</text:p>
          </table:table-cell>
          <table:table-cell table:formula="of:=&quot;0x&quot;&amp;DEC2HEX([.B18];2)" office:value-type="string" office:string-value="0x11" calcext:value-type="string">
            <text:p>0x11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く</text:p>
          </table:table-cell>
          <table:table-cell table:formula="of:=UNICODE([.F18])" office:value-type="float" office:value="12367" calcext:value-type="float">
            <text:p>12367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|</text:p>
          </table:table-cell>
          <table:table-cell table:formula="of:=&quot;| &quot;&amp; [.B18] &amp;&quot; |  &quot; &amp; [.D18] &amp;&quot; | &quot; &amp; [.F18] &amp; &quot; | &quot; &amp; [.I18] &amp; &quot; |&quot;" office:value-type="string" office:string-value="| 17 |  0x11 | く | ku |" calcext:value-type="string">
            <text:p>| 17 | <text:s/>0x11 | く | ku |</text:p>
          </table:table-cell>
          <table:table-cell table:style-name="ce4" table:number-columns-repeated="5"/>
          <table:table-cell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|</text:p>
          </table:table-cell>
          <table:table-cell table:formula="of:=&quot;0x&quot;&amp;DEC2HEX([.B19];2)" office:value-type="string" office:string-value="0x12" calcext:value-type="string">
            <text:p>0x12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け</text:p>
          </table:table-cell>
          <table:table-cell table:formula="of:=UNICODE([.F19])" office:value-type="float" office:value="12369" calcext:value-type="float">
            <text:p>12369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|</text:p>
          </table:table-cell>
          <table:table-cell table:formula="of:=&quot;| &quot;&amp; [.B19] &amp;&quot; |  &quot; &amp; [.D19] &amp;&quot; | &quot; &amp; [.F19] &amp; &quot; | &quot; &amp; [.I19] &amp; &quot; |&quot;" office:value-type="string" office:string-value="| 18 |  0x12 | け | ke |" calcext:value-type="string">
            <text:p>| 18 | <text:s/>0x12 | け | ke |</text:p>
          </table:table-cell>
          <table:table-cell table:style-name="ce3" table:number-columns-repeated="5"/>
          <table:table-cell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|</text:p>
          </table:table-cell>
          <table:table-cell table:formula="of:=&quot;0x&quot;&amp;DEC2HEX([.B20];2)" office:value-type="string" office:string-value="0x13" calcext:value-type="string">
            <text:p>0x13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こ</text:p>
          </table:table-cell>
          <table:table-cell table:formula="of:=UNICODE([.F20])" office:value-type="float" office:value="12371" calcext:value-type="float">
            <text:p>1237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|</text:p>
          </table:table-cell>
          <table:table-cell table:formula="of:=&quot;| &quot;&amp; [.B20] &amp;&quot; |  &quot; &amp; [.D20] &amp;&quot; | &quot; &amp; [.F20] &amp; &quot; | &quot; &amp; [.I20] &amp; &quot; |&quot;" office:value-type="string" office:string-value="| 19 |  0x13 | こ | ko |" calcext:value-type="string">
            <text:p>| 19 | <text:s/>0x13 | こ | ko |</text:p>
          </table:table-cell>
          <table:table-cell table:style-name="ce4" table:number-columns-repeated="5"/>
          <table:table-cell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|</text:p>
          </table:table-cell>
          <table:table-cell table:formula="of:=&quot;0x&quot;&amp;DEC2HEX([.B21];2)" office:value-type="string" office:string-value="0x14" calcext:value-type="string">
            <text:p>0x14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さ</text:p>
          </table:table-cell>
          <table:table-cell table:formula="of:=UNICODE([.F21])" office:value-type="float" office:value="12373" calcext:value-type="float">
            <text:p>1237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|</text:p>
          </table:table-cell>
          <table:table-cell table:formula="of:=&quot;| &quot;&amp; [.B21] &amp;&quot; |  &quot; &amp; [.D21] &amp;&quot; | &quot; &amp; [.F21] &amp; &quot; | &quot; &amp; [.I21] &amp; &quot; |&quot;" office:value-type="string" office:string-value="| 20 |  0x14 | さ | sa |" calcext:value-type="string">
            <text:p>| 20 | <text:s/>0x14 | さ | sa |</text:p>
          </table:table-cell>
          <table:table-cell table:style-name="ce3" table:number-columns-repeated="5"/>
          <table:table-cell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|</text:p>
          </table:table-cell>
          <table:table-cell table:formula="of:=&quot;0x&quot;&amp;DEC2HEX([.B22];2)" office:value-type="string" office:string-value="0x15" calcext:value-type="string">
            <text:p>0x15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し</text:p>
          </table:table-cell>
          <table:table-cell table:formula="of:=UNICODE([.F22])" office:value-type="float" office:value="12375" calcext:value-type="float">
            <text:p>12375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|</text:p>
          </table:table-cell>
          <table:table-cell table:formula="of:=&quot;| &quot;&amp; [.B22] &amp;&quot; |  &quot; &amp; [.D22] &amp;&quot; | &quot; &amp; [.F22] &amp; &quot; | &quot; &amp; [.I22] &amp; &quot; |&quot;" office:value-type="string" office:string-value="| 21 |  0x15 | し | si |" calcext:value-type="string">
            <text:p>| 21 | <text:s/>0x15 | し | si |</text:p>
          </table:table-cell>
          <table:table-cell table:style-name="ce4" table:number-columns-repeated="5"/>
          <table:table-cell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|</text:p>
          </table:table-cell>
          <table:table-cell table:formula="of:=&quot;0x&quot;&amp;DEC2HEX([.B23];2)" office:value-type="string" office:string-value="0x16" calcext:value-type="string">
            <text:p>0x16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す</text:p>
          </table:table-cell>
          <table:table-cell table:formula="of:=UNICODE([.F23])" office:value-type="float" office:value="12377" calcext:value-type="float">
            <text:p>12377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|</text:p>
          </table:table-cell>
          <table:table-cell table:formula="of:=&quot;| &quot;&amp; [.B23] &amp;&quot; |  &quot; &amp; [.D23] &amp;&quot; | &quot; &amp; [.F23] &amp; &quot; | &quot; &amp; [.I23] &amp; &quot; |&quot;" office:value-type="string" office:string-value="| 22 |  0x16 | す | su |" calcext:value-type="string">
            <text:p>| 22 | <text:s/>0x16 | す | su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|</text:p>
          </table:table-cell>
          <table:table-cell table:formula="of:=&quot;0x&quot;&amp;DEC2HEX([.B24];2)" office:value-type="string" office:string-value="0x17" calcext:value-type="string">
            <text:p>0x17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せ</text:p>
          </table:table-cell>
          <table:table-cell table:formula="of:=UNICODE([.F24])" office:value-type="float" office:value="12379" calcext:value-type="float">
            <text:p>12379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|</text:p>
          </table:table-cell>
          <table:table-cell table:formula="of:=&quot;| &quot;&amp; [.B24] &amp;&quot; |  &quot; &amp; [.D24] &amp;&quot; | &quot; &amp; [.F24] &amp; &quot; | &quot; &amp; [.I24] &amp; &quot; |&quot;" office:value-type="string" office:string-value="| 23 |  0x17 | せ | se |" calcext:value-type="string">
            <text:p>| 23 | <text:s/>0x17 | せ | se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|</text:p>
          </table:table-cell>
          <table:table-cell table:formula="of:=&quot;0x&quot;&amp;DEC2HEX([.B25];2)" office:value-type="string" office:string-value="0x18" calcext:value-type="string">
            <text:p>0x18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そ</text:p>
          </table:table-cell>
          <table:table-cell table:formula="of:=UNICODE([.F25])" office:value-type="float" office:value="12381" calcext:value-type="float">
            <text:p>1238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|</text:p>
          </table:table-cell>
          <table:table-cell table:formula="of:=&quot;| &quot;&amp; [.B25] &amp;&quot; |  &quot; &amp; [.D25] &amp;&quot; | &quot; &amp; [.F25] &amp; &quot; | &quot; &amp; [.I25] &amp; &quot; |&quot;" office:value-type="string" office:string-value="| 24 |  0x18 | そ | so |" calcext:value-type="string">
            <text:p>| 24 | <text:s/>0x18 | そ | so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|</text:p>
          </table:table-cell>
          <table:table-cell table:formula="of:=&quot;0x&quot;&amp;DEC2HEX([.B26];2)" office:value-type="string" office:string-value="0x19" calcext:value-type="string">
            <text:p>0x19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た</text:p>
          </table:table-cell>
          <table:table-cell table:formula="of:=UNICODE([.F26])" office:value-type="float" office:value="12383" calcext:value-type="float">
            <text:p>1238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|</text:p>
          </table:table-cell>
          <table:table-cell table:formula="of:=&quot;| &quot;&amp; [.B26] &amp;&quot; |  &quot; &amp; [.D26] &amp;&quot; | &quot; &amp; [.F26] &amp; &quot; | &quot; &amp; [.I26] &amp; &quot; |&quot;" office:value-type="string" office:string-value="| 25 |  0x19 | た | ta |" calcext:value-type="string">
            <text:p>| 25 | <text:s/>0x19 | た | ta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|</text:p>
          </table:table-cell>
          <table:table-cell table:formula="of:=&quot;0x&quot;&amp;DEC2HEX([.B27];2)" office:value-type="string" office:string-value="0x1A" calcext:value-type="string">
            <text:p>0x1A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ち</text:p>
          </table:table-cell>
          <table:table-cell table:formula="of:=UNICODE([.F27])" office:value-type="float" office:value="12385" calcext:value-type="float">
            <text:p>12385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|</text:p>
          </table:table-cell>
          <table:table-cell table:formula="of:=&quot;| &quot;&amp; [.B27] &amp;&quot; |  &quot; &amp; [.D27] &amp;&quot; | &quot; &amp; [.F27] &amp; &quot; | &quot; &amp; [.I27] &amp; &quot; |&quot;" office:value-type="string" office:string-value="| 26 |  0x1A | ち | ti |" calcext:value-type="string">
            <text:p>| 26 | <text:s/>0x1A | ち | ti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|</text:p>
          </table:table-cell>
          <table:table-cell table:formula="of:=&quot;0x&quot;&amp;DEC2HEX([.B28];2)" office:value-type="string" office:string-value="0x1B" calcext:value-type="string">
            <text:p>0x1B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つ</text:p>
          </table:table-cell>
          <table:table-cell table:formula="of:=UNICODE([.F28])" office:value-type="float" office:value="12388" calcext:value-type="float">
            <text:p>1238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|</text:p>
          </table:table-cell>
          <table:table-cell table:formula="of:=&quot;| &quot;&amp; [.B28] &amp;&quot; |  &quot; &amp; [.D28] &amp;&quot; | &quot; &amp; [.F28] &amp; &quot; | &quot; &amp; [.I28] &amp; &quot; |&quot;" office:value-type="string" office:string-value="| 27 |  0x1B | つ | tu |" calcext:value-type="string">
            <text:p>| 27 | <text:s/>0x1B | つ | tu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|</text:p>
          </table:table-cell>
          <table:table-cell table:formula="of:=&quot;0x&quot;&amp;DEC2HEX([.B29];2)" office:value-type="string" office:string-value="0x1C" calcext:value-type="string">
            <text:p>0x1C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て</text:p>
          </table:table-cell>
          <table:table-cell table:formula="of:=UNICODE([.F29])" office:value-type="float" office:value="12390" calcext:value-type="float">
            <text:p>1239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|</text:p>
          </table:table-cell>
          <table:table-cell table:formula="of:=&quot;| &quot;&amp; [.B29] &amp;&quot; |  &quot; &amp; [.D29] &amp;&quot; | &quot; &amp; [.F29] &amp; &quot; | &quot; &amp; [.I29] &amp; &quot; |&quot;" office:value-type="string" office:string-value="| 28 |  0x1C | て | te |" calcext:value-type="string">
            <text:p>| 28 | <text:s/>0x1C | て | te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|</text:p>
          </table:table-cell>
          <table:table-cell table:formula="of:=&quot;0x&quot;&amp;DEC2HEX([.B30];2)" office:value-type="string" office:string-value="0x1D" calcext:value-type="string">
            <text:p>0x1D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と</text:p>
          </table:table-cell>
          <table:table-cell table:formula="of:=UNICODE([.F30])" office:value-type="float" office:value="12392" calcext:value-type="float">
            <text:p>1239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|</text:p>
          </table:table-cell>
          <table:table-cell table:formula="of:=&quot;| &quot;&amp; [.B30] &amp;&quot; |  &quot; &amp; [.D30] &amp;&quot; | &quot; &amp; [.F30] &amp; &quot; | &quot; &amp; [.I30] &amp; &quot; |&quot;" office:value-type="string" office:string-value="| 29 |  0x1D | と | to |" calcext:value-type="string">
            <text:p>| 29 | <text:s/>0x1D | と | to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|</text:p>
          </table:table-cell>
          <table:table-cell table:formula="of:=&quot;0x&quot;&amp;DEC2HEX([.B31];2)" office:value-type="string" office:string-value="0x1E" calcext:value-type="string">
            <text:p>0x1E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な</text:p>
          </table:table-cell>
          <table:table-cell table:formula="of:=UNICODE([.F31])" office:value-type="float" office:value="12394" calcext:value-type="float">
            <text:p>1239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|</text:p>
          </table:table-cell>
          <table:table-cell table:formula="of:=&quot;| &quot;&amp; [.B31] &amp;&quot; |  &quot; &amp; [.D31] &amp;&quot; | &quot; &amp; [.F31] &amp; &quot; | &quot; &amp; [.I31] &amp; &quot; |&quot;" office:value-type="string" office:string-value="| 30 |  0x1E | な | na |" calcext:value-type="string">
            <text:p>| 30 | <text:s/>0x1E | な | na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|</text:p>
          </table:table-cell>
          <table:table-cell table:formula="of:=&quot;0x&quot;&amp;DEC2HEX([.B32];2)" office:value-type="string" office:string-value="0x1F" calcext:value-type="string">
            <text:p>0x1F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に</text:p>
          </table:table-cell>
          <table:table-cell table:formula="of:=UNICODE([.F32])" office:value-type="float" office:value="12395" calcext:value-type="float">
            <text:p>12395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|</text:p>
          </table:table-cell>
          <table:table-cell table:formula="of:=&quot;| &quot;&amp; [.B32] &amp;&quot; |  &quot; &amp; [.D32] &amp;&quot; | &quot; &amp; [.F32] &amp; &quot; | &quot; &amp; [.I32] &amp; &quot; |&quot;" office:value-type="string" office:string-value="| 31 |  0x1F | に | ni |" calcext:value-type="string">
            <text:p>| 31 | <text:s/>0x1F | に | ni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|</text:p>
          </table:table-cell>
          <table:table-cell table:formula="of:=&quot;0x&quot;&amp;DEC2HEX([.B33];2)" office:value-type="string" office:string-value="0x20" calcext:value-type="string">
            <text:p>0x20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ぬ</text:p>
          </table:table-cell>
          <table:table-cell table:formula="of:=UNICODE([.F33])" office:value-type="float" office:value="12396" calcext:value-type="float">
            <text:p>12396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|</text:p>
          </table:table-cell>
          <table:table-cell table:formula="of:=&quot;| &quot;&amp; [.B33] &amp;&quot; |  &quot; &amp; [.D33] &amp;&quot; | &quot; &amp; [.F33] &amp; &quot; | &quot; &amp; [.I33] &amp; &quot; |&quot;" office:value-type="string" office:string-value="| 32 |  0x20 | ぬ | nu |" calcext:value-type="string">
            <text:p>| 32 | <text:s/>0x20 | ぬ | nu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|</text:p>
          </table:table-cell>
          <table:table-cell table:formula="of:=&quot;0x&quot;&amp;DEC2HEX([.B34];2)" office:value-type="string" office:string-value="0x21" calcext:value-type="string">
            <text:p>0x21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ね</text:p>
          </table:table-cell>
          <table:table-cell table:formula="of:=UNICODE([.F34])" office:value-type="float" office:value="12397" calcext:value-type="float">
            <text:p>12397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|</text:p>
          </table:table-cell>
          <table:table-cell table:formula="of:=&quot;| &quot;&amp; [.B34] &amp;&quot; |  &quot; &amp; [.D34] &amp;&quot; | &quot; &amp; [.F34] &amp; &quot; | &quot; &amp; [.I34] &amp; &quot; |&quot;" office:value-type="string" office:string-value="| 33 |  0x21 | ね | ne |" calcext:value-type="string">
            <text:p>| 33 | <text:s/>0x21 | ね | ne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|</text:p>
          </table:table-cell>
          <table:table-cell table:formula="of:=&quot;0x&quot;&amp;DEC2HEX([.B35];2)" office:value-type="string" office:string-value="0x22" calcext:value-type="string">
            <text:p>0x22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の</text:p>
          </table:table-cell>
          <table:table-cell table:formula="of:=UNICODE([.F35])" office:value-type="float" office:value="12398" calcext:value-type="float">
            <text:p>1239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|</text:p>
          </table:table-cell>
          <table:table-cell table:formula="of:=&quot;| &quot;&amp; [.B35] &amp;&quot; |  &quot; &amp; [.D35] &amp;&quot; | &quot; &amp; [.F35] &amp; &quot; | &quot; &amp; [.I35] &amp; &quot; |&quot;" office:value-type="string" office:string-value="| 34 |  0x22 | の | no |" calcext:value-type="string">
            <text:p>| 34 | <text:s/>0x22 | の | no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|</text:p>
          </table:table-cell>
          <table:table-cell table:formula="of:=&quot;0x&quot;&amp;DEC2HEX([.B36];2)" office:value-type="string" office:string-value="0x23" calcext:value-type="string">
            <text:p>0x23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は</text:p>
          </table:table-cell>
          <table:table-cell table:formula="of:=UNICODE([.F36])" office:value-type="float" office:value="12399" calcext:value-type="float">
            <text:p>12399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|</text:p>
          </table:table-cell>
          <table:table-cell table:formula="of:=&quot;| &quot;&amp; [.B36] &amp;&quot; |  &quot; &amp; [.D36] &amp;&quot; | &quot; &amp; [.F36] &amp; &quot; | &quot; &amp; [.I36] &amp; &quot; |&quot;" office:value-type="string" office:string-value="| 35 |  0x23 | は | ha |" calcext:value-type="string">
            <text:p>| 35 | <text:s/>0x23 | は | ha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|</text:p>
          </table:table-cell>
          <table:table-cell table:formula="of:=&quot;0x&quot;&amp;DEC2HEX([.B37];2)" office:value-type="string" office:string-value="0x24" calcext:value-type="string">
            <text:p>0x24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ひ</text:p>
          </table:table-cell>
          <table:table-cell table:formula="of:=UNICODE([.F37])" office:value-type="float" office:value="12402" calcext:value-type="float">
            <text:p>1240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|</text:p>
          </table:table-cell>
          <table:table-cell table:formula="of:=&quot;| &quot;&amp; [.B37] &amp;&quot; |  &quot; &amp; [.D37] &amp;&quot; | &quot; &amp; [.F37] &amp; &quot; | &quot; &amp; [.I37] &amp; &quot; |&quot;" office:value-type="string" office:string-value="| 36 |  0x24 | ひ | hi |" calcext:value-type="string">
            <text:p>| 36 | <text:s/>0x24 | ひ | hi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|</text:p>
          </table:table-cell>
          <table:table-cell table:formula="of:=&quot;0x&quot;&amp;DEC2HEX([.B38];2)" office:value-type="string" office:string-value="0x25" calcext:value-type="string">
            <text:p>0x25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ふ</text:p>
          </table:table-cell>
          <table:table-cell table:formula="of:=UNICODE([.F38])" office:value-type="float" office:value="12405" calcext:value-type="float">
            <text:p>12405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hu/fu</text:p>
          </table:table-cell>
          <table:table-cell office:value-type="string" calcext:value-type="string">
            <text:p>|</text:p>
          </table:table-cell>
          <table:table-cell table:formula="of:=&quot;| &quot;&amp; [.B38] &amp;&quot; |  &quot; &amp; [.D38] &amp;&quot; | &quot; &amp; [.F38] &amp; &quot; | &quot; &amp; [.I38] &amp; &quot; |&quot;" office:value-type="string" office:string-value="| 37 |  0x25 | ふ | hu/fu |" calcext:value-type="string">
            <text:p>| 37 | <text:s/>0x25 | ふ | hu/fu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|</text:p>
          </table:table-cell>
          <table:table-cell table:formula="of:=&quot;0x&quot;&amp;DEC2HEX([.B39];2)" office:value-type="string" office:string-value="0x26" calcext:value-type="string">
            <text:p>0x26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へ</text:p>
          </table:table-cell>
          <table:table-cell table:formula="of:=UNICODE([.F39])" office:value-type="float" office:value="12408" calcext:value-type="float">
            <text:p>1240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|</text:p>
          </table:table-cell>
          <table:table-cell table:formula="of:=&quot;| &quot;&amp; [.B39] &amp;&quot; |  &quot; &amp; [.D39] &amp;&quot; | &quot; &amp; [.F39] &amp; &quot; | &quot; &amp; [.I39] &amp; &quot; |&quot;" office:value-type="string" office:string-value="| 38 |  0x26 | へ | he |" calcext:value-type="string">
            <text:p>| 38 | <text:s/>0x26 | へ | he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|</text:p>
          </table:table-cell>
          <table:table-cell table:formula="of:=&quot;0x&quot;&amp;DEC2HEX([.B40];2)" office:value-type="string" office:string-value="0x27" calcext:value-type="string">
            <text:p>0x27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ほ</text:p>
          </table:table-cell>
          <table:table-cell table:formula="of:=UNICODE([.F40])" office:value-type="float" office:value="12411" calcext:value-type="float">
            <text:p>1241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|</text:p>
          </table:table-cell>
          <table:table-cell table:formula="of:=&quot;| &quot;&amp; [.B40] &amp;&quot; |  &quot; &amp; [.D40] &amp;&quot; | &quot; &amp; [.F40] &amp; &quot; | &quot; &amp; [.I40] &amp; &quot; |&quot;" office:value-type="string" office:string-value="| 39 |  0x27 | ほ | ho |" calcext:value-type="string">
            <text:p>| 39 | <text:s/>0x27 | ほ | ho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|</text:p>
          </table:table-cell>
          <table:table-cell table:formula="of:=&quot;0x&quot;&amp;DEC2HEX([.B41];2)" office:value-type="string" office:string-value="0x28" calcext:value-type="string">
            <text:p>0x28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ま</text:p>
          </table:table-cell>
          <table:table-cell table:formula="of:=UNICODE([.F41])" office:value-type="float" office:value="12414" calcext:value-type="float">
            <text:p>1241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|</text:p>
          </table:table-cell>
          <table:table-cell table:formula="of:=&quot;| &quot;&amp; [.B41] &amp;&quot; |  &quot; &amp; [.D41] &amp;&quot; | &quot; &amp; [.F41] &amp; &quot; | &quot; &amp; [.I41] &amp; &quot; |&quot;" office:value-type="string" office:string-value="| 40 |  0x28 | ま | ma |" calcext:value-type="string">
            <text:p>| 40 | <text:s/>0x28 | ま | ma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|</text:p>
          </table:table-cell>
          <table:table-cell table:formula="of:=&quot;0x&quot;&amp;DEC2HEX([.B42];2)" office:value-type="string" office:string-value="0x29" calcext:value-type="string">
            <text:p>0x29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み</text:p>
          </table:table-cell>
          <table:table-cell table:formula="of:=UNICODE([.F42])" office:value-type="float" office:value="12415" calcext:value-type="float">
            <text:p>12415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|</text:p>
          </table:table-cell>
          <table:table-cell table:formula="of:=&quot;| &quot;&amp; [.B42] &amp;&quot; |  &quot; &amp; [.D42] &amp;&quot; | &quot; &amp; [.F42] &amp; &quot; | &quot; &amp; [.I42] &amp; &quot; |&quot;" office:value-type="string" office:string-value="| 41 |  0x29 | み | mi |" calcext:value-type="string">
            <text:p>| 41 | <text:s/>0x29 | み | mi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|</text:p>
          </table:table-cell>
          <table:table-cell table:formula="of:=&quot;0x&quot;&amp;DEC2HEX([.B43];2)" office:value-type="string" office:string-value="0x2A" calcext:value-type="string">
            <text:p>0x2A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む</text:p>
          </table:table-cell>
          <table:table-cell table:formula="of:=UNICODE([.F43])" office:value-type="float" office:value="12416" calcext:value-type="float">
            <text:p>12416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|</text:p>
          </table:table-cell>
          <table:table-cell table:formula="of:=&quot;| &quot;&amp; [.B43] &amp;&quot; |  &quot; &amp; [.D43] &amp;&quot; | &quot; &amp; [.F43] &amp; &quot; | &quot; &amp; [.I43] &amp; &quot; |&quot;" office:value-type="string" office:string-value="| 42 |  0x2A | む | mu |" calcext:value-type="string">
            <text:p>| 42 | <text:s/>0x2A | む | mu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|</text:p>
          </table:table-cell>
          <table:table-cell table:formula="of:=&quot;0x&quot;&amp;DEC2HEX([.B44];2)" office:value-type="string" office:string-value="0x2B" calcext:value-type="string">
            <text:p>0x2B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め</text:p>
          </table:table-cell>
          <table:table-cell table:formula="of:=UNICODE([.F44])" office:value-type="float" office:value="12417" calcext:value-type="float">
            <text:p>12417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|</text:p>
          </table:table-cell>
          <table:table-cell table:formula="of:=&quot;| &quot;&amp; [.B44] &amp;&quot; |  &quot; &amp; [.D44] &amp;&quot; | &quot; &amp; [.F44] &amp; &quot; | &quot; &amp; [.I44] &amp; &quot; |&quot;" office:value-type="string" office:string-value="| 43 |  0x2B | め | me |" calcext:value-type="string">
            <text:p>| 43 | <text:s/>0x2B | め | me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|</text:p>
          </table:table-cell>
          <table:table-cell table:formula="of:=&quot;0x&quot;&amp;DEC2HEX([.B45];2)" office:value-type="string" office:string-value="0x2C" calcext:value-type="string">
            <text:p>0x2C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も</text:p>
          </table:table-cell>
          <table:table-cell table:formula="of:=UNICODE([.F45])" office:value-type="float" office:value="12418" calcext:value-type="float">
            <text:p>1241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|</text:p>
          </table:table-cell>
          <table:table-cell table:formula="of:=&quot;| &quot;&amp; [.B45] &amp;&quot; |  &quot; &amp; [.D45] &amp;&quot; | &quot; &amp; [.F45] &amp; &quot; | &quot; &amp; [.I45] &amp; &quot; |&quot;" office:value-type="string" office:string-value="| 44 |  0x2C | も | mo |" calcext:value-type="string">
            <text:p>| 44 | <text:s/>0x2C | も | mo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|</text:p>
          </table:table-cell>
          <table:table-cell table:formula="of:=&quot;0x&quot;&amp;DEC2HEX([.B46];2)" office:value-type="string" office:string-value="0x2D" calcext:value-type="string">
            <text:p>0x2D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や</text:p>
          </table:table-cell>
          <table:table-cell table:formula="of:=UNICODE([.F46])" office:value-type="float" office:value="12420" calcext:value-type="float">
            <text:p>1242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|</text:p>
          </table:table-cell>
          <table:table-cell table:formula="of:=&quot;| &quot;&amp; [.B46] &amp;&quot; |  &quot; &amp; [.D46] &amp;&quot; | &quot; &amp; [.F46] &amp; &quot; | &quot; &amp; [.I46] &amp; &quot; |&quot;" office:value-type="string" office:string-value="| 45 |  0x2D | や | ya |" calcext:value-type="string">
            <text:p>| 45 | <text:s/>0x2D | や | ya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|</text:p>
          </table:table-cell>
          <table:table-cell table:formula="of:=&quot;0x&quot;&amp;DEC2HEX([.B47];2)" office:value-type="string" office:string-value="0x2E" calcext:value-type="string">
            <text:p>0x2E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ゆ</text:p>
          </table:table-cell>
          <table:table-cell table:formula="of:=UNICODE([.F47])" office:value-type="float" office:value="12422" calcext:value-type="float">
            <text:p>1242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|</text:p>
          </table:table-cell>
          <table:table-cell table:formula="of:=&quot;| &quot;&amp; [.B47] &amp;&quot; |  &quot; &amp; [.D47] &amp;&quot; | &quot; &amp; [.F47] &amp; &quot; | &quot; &amp; [.I47] &amp; &quot; |&quot;" office:value-type="string" office:string-value="| 46 |  0x2E | ゆ | yu |" calcext:value-type="string">
            <text:p>| 46 | <text:s/>0x2E | ゆ | yu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|</text:p>
          </table:table-cell>
          <table:table-cell table:formula="of:=&quot;0x&quot;&amp;DEC2HEX([.B48];2)" office:value-type="string" office:string-value="0x2F" calcext:value-type="string">
            <text:p>0x2F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よ</text:p>
          </table:table-cell>
          <table:table-cell table:formula="of:=UNICODE([.F48])" office:value-type="float" office:value="12424" calcext:value-type="float">
            <text:p>1242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|</text:p>
          </table:table-cell>
          <table:table-cell table:formula="of:=&quot;| &quot;&amp; [.B48] &amp;&quot; |  &quot; &amp; [.D48] &amp;&quot; | &quot; &amp; [.F48] &amp; &quot; | &quot; &amp; [.I48] &amp; &quot; |&quot;" office:value-type="string" office:string-value="| 47 |  0x2F | よ | yo |" calcext:value-type="string">
            <text:p>| 47 | <text:s/>0x2F | よ | yo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|</text:p>
          </table:table-cell>
          <table:table-cell table:formula="of:=&quot;0x&quot;&amp;DEC2HEX([.B49];2)" office:value-type="string" office:string-value="0x30" calcext:value-type="string">
            <text:p>0x30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ら</text:p>
          </table:table-cell>
          <table:table-cell table:formula="of:=UNICODE([.F49])" office:value-type="float" office:value="12425" calcext:value-type="float">
            <text:p>12425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|</text:p>
          </table:table-cell>
          <table:table-cell table:formula="of:=&quot;| &quot;&amp; [.B49] &amp;&quot; |  &quot; &amp; [.D49] &amp;&quot; | &quot; &amp; [.F49] &amp; &quot; | &quot; &amp; [.I49] &amp; &quot; |&quot;" office:value-type="string" office:string-value="| 48 |  0x30 | ら | ra |" calcext:value-type="string">
            <text:p>| 48 | <text:s/>0x30 | ら | ra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|</text:p>
          </table:table-cell>
          <table:table-cell table:formula="of:=&quot;0x&quot;&amp;DEC2HEX([.B50];2)" office:value-type="string" office:string-value="0x31" calcext:value-type="string">
            <text:p>0x31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り</text:p>
          </table:table-cell>
          <table:table-cell table:formula="of:=UNICODE([.F50])" office:value-type="float" office:value="12426" calcext:value-type="float">
            <text:p>12426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|</text:p>
          </table:table-cell>
          <table:table-cell table:formula="of:=&quot;| &quot;&amp; [.B50] &amp;&quot; |  &quot; &amp; [.D50] &amp;&quot; | &quot; &amp; [.F50] &amp; &quot; | &quot; &amp; [.I50] &amp; &quot; |&quot;" office:value-type="string" office:string-value="| 49 |  0x31 | り | ri |" calcext:value-type="string">
            <text:p>| 49 | <text:s/>0x31 | り | ri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|</text:p>
          </table:table-cell>
          <table:table-cell table:formula="of:=&quot;0x&quot;&amp;DEC2HEX([.B51];2)" office:value-type="string" office:string-value="0x32" calcext:value-type="string">
            <text:p>0x32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る</text:p>
          </table:table-cell>
          <table:table-cell table:formula="of:=UNICODE([.F51])" office:value-type="float" office:value="12427" calcext:value-type="float">
            <text:p>12427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|</text:p>
          </table:table-cell>
          <table:table-cell table:formula="of:=&quot;| &quot;&amp; [.B51] &amp;&quot; |  &quot; &amp; [.D51] &amp;&quot; | &quot; &amp; [.F51] &amp; &quot; | &quot; &amp; [.I51] &amp; &quot; |&quot;" office:value-type="string" office:string-value="| 50 |  0x32 | る | ru |" calcext:value-type="string">
            <text:p>| 50 | <text:s/>0x32 | る | ru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|</text:p>
          </table:table-cell>
          <table:table-cell table:formula="of:=&quot;0x&quot;&amp;DEC2HEX([.B52];2)" office:value-type="string" office:string-value="0x33" calcext:value-type="string">
            <text:p>0x33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れ</text:p>
          </table:table-cell>
          <table:table-cell table:formula="of:=UNICODE([.F52])" office:value-type="float" office:value="12428" calcext:value-type="float">
            <text:p>1242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|</text:p>
          </table:table-cell>
          <table:table-cell table:formula="of:=&quot;| &quot;&amp; [.B52] &amp;&quot; |  &quot; &amp; [.D52] &amp;&quot; | &quot; &amp; [.F52] &amp; &quot; | &quot; &amp; [.I52] &amp; &quot; |&quot;" office:value-type="string" office:string-value="| 51 |  0x33 | れ | re |" calcext:value-type="string">
            <text:p>| 51 | <text:s/>0x33 | れ | re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|</text:p>
          </table:table-cell>
          <table:table-cell table:formula="of:=&quot;0x&quot;&amp;DEC2HEX([.B53];2)" office:value-type="string" office:string-value="0x34" calcext:value-type="string">
            <text:p>0x34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ろ</text:p>
          </table:table-cell>
          <table:table-cell table:formula="of:=UNICODE([.F53])" office:value-type="float" office:value="12429" calcext:value-type="float">
            <text:p>12429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|</text:p>
          </table:table-cell>
          <table:table-cell table:formula="of:=&quot;| &quot;&amp; [.B53] &amp;&quot; |  &quot; &amp; [.D53] &amp;&quot; | &quot; &amp; [.F53] &amp; &quot; | &quot; &amp; [.I53] &amp; &quot; |&quot;" office:value-type="string" office:string-value="| 52 |  0x34 | ろ | ro |" calcext:value-type="string">
            <text:p>| 52 | <text:s/>0x34 | ろ | ro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|</text:p>
          </table:table-cell>
          <table:table-cell table:formula="of:=&quot;0x&quot;&amp;DEC2HEX([.B54];2)" office:value-type="string" office:string-value="0x35" calcext:value-type="string">
            <text:p>0x35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わ</text:p>
          </table:table-cell>
          <table:table-cell table:formula="of:=UNICODE([.F54])" office:value-type="float" office:value="12431" calcext:value-type="float">
            <text:p>1243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|</text:p>
          </table:table-cell>
          <table:table-cell table:formula="of:=&quot;| &quot;&amp; [.B54] &amp;&quot; |  &quot; &amp; [.D54] &amp;&quot; | &quot; &amp; [.F54] &amp; &quot; | &quot; &amp; [.I54] &amp; &quot; |&quot;" office:value-type="string" office:string-value="| 53 |  0x35 | わ | wa |" calcext:value-type="string">
            <text:p>| 53 | <text:s/>0x35 | わ | wa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|</text:p>
          </table:table-cell>
          <table:table-cell table:formula="of:=&quot;0x&quot;&amp;DEC2HEX([.B55];2)" office:value-type="string" office:string-value="0x36" calcext:value-type="string">
            <text:p>0x36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ゐ</text:p>
          </table:table-cell>
          <table:table-cell table:formula="of:=UNICODE([.F55])" office:value-type="float" office:value="12432" calcext:value-type="float">
            <text:p>1243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|</text:p>
          </table:table-cell>
          <table:table-cell table:formula="of:=&quot;| &quot;&amp; [.B55] &amp;&quot; |  &quot; &amp; [.D55] &amp;&quot; | &quot; &amp; [.F55] &amp; &quot; | &quot; &amp; [.I55] &amp; &quot; |&quot;" office:value-type="string" office:string-value="| 54 |  0x36 | ゐ | wi |" calcext:value-type="string">
            <text:p>| 54 | <text:s/>0x36 | ゐ | wi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|</text:p>
          </table:table-cell>
          <table:table-cell table:formula="of:=&quot;0x&quot;&amp;DEC2HEX([.B56];2)" office:value-type="string" office:string-value="0x37" calcext:value-type="string">
            <text:p>0x37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ゑ</text:p>
          </table:table-cell>
          <table:table-cell table:formula="of:=UNICODE([.F56])" office:value-type="float" office:value="12433" calcext:value-type="float">
            <text:p>1243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|</text:p>
          </table:table-cell>
          <table:table-cell table:formula="of:=&quot;| &quot;&amp; [.B56] &amp;&quot; |  &quot; &amp; [.D56] &amp;&quot; | &quot; &amp; [.F56] &amp; &quot; | &quot; &amp; [.I56] &amp; &quot; |&quot;" office:value-type="string" office:string-value="| 55 |  0x37 | ゑ | we |" calcext:value-type="string">
            <text:p>| 55 | <text:s/>0x37 | ゑ | we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|</text:p>
          </table:table-cell>
          <table:table-cell table:formula="of:=&quot;0x&quot;&amp;DEC2HEX([.B57];2)" office:value-type="string" office:string-value="0x38" calcext:value-type="string">
            <text:p>0x38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を</text:p>
          </table:table-cell>
          <table:table-cell table:formula="of:=UNICODE([.F57])" office:value-type="float" office:value="12434" calcext:value-type="float">
            <text:p>1243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|</text:p>
          </table:table-cell>
          <table:table-cell table:formula="of:=&quot;| &quot;&amp; [.B57] &amp;&quot; |  &quot; &amp; [.D57] &amp;&quot; | &quot; &amp; [.F57] &amp; &quot; | &quot; &amp; [.I57] &amp; &quot; |&quot;" office:value-type="string" office:string-value="| 56 |  0x38 | を | wo |" calcext:value-type="string">
            <text:p>| 56 | <text:s/>0x38 | を | wo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|</text:p>
          </table:table-cell>
          <table:table-cell table:formula="of:=&quot;0x&quot;&amp;DEC2HEX([.B58];2)" office:value-type="string" office:string-value="0x39" calcext:value-type="string">
            <text:p>0x39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ん</text:p>
          </table:table-cell>
          <table:table-cell table:formula="of:=UNICODE([.F58])" office:value-type="float" office:value="12435" calcext:value-type="float">
            <text:p>12435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|</text:p>
          </table:table-cell>
          <table:table-cell table:formula="of:=&quot;| &quot;&amp; [.B58] &amp;&quot; |  &quot; &amp; [.D58] &amp;&quot; | &quot; &amp; [.F58] &amp; &quot; | &quot; &amp; [.I58] &amp; &quot; |&quot;" office:value-type="string" office:string-value="| 57 |  0x39 | ん | n |" calcext:value-type="string">
            <text:p>| 57 | <text:s/>0x39 | ん | n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|</text:p>
          </table:table-cell>
          <table:table-cell table:formula="of:=&quot;0x&quot;&amp;DEC2HEX([.B59];2)" office:value-type="string" office:string-value="0x3A" calcext:value-type="string">
            <text:p>0x3A</text:p>
          </table:table-cell>
          <table:table-cell office:value-type="string" calcext:value-type="string">
            <text:p>|</text:p>
          </table:table-cell>
          <table:table-cell table:style-name="Default" office:value-type="string" calcext:value-type="string">
            <text:p>ィ</text:p>
          </table:table-cell>
          <table:table-cell table:formula="of:=UNICODE([.F59])" office:value-type="float" office:value="12451" calcext:value-type="float">
            <text:p>1245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<text:span text:style-name="T1">small i</text:span> </text:p>
          </table:table-cell>
          <table:table-cell office:value-type="string" calcext:value-type="string">
            <text:p>|</text:p>
          </table:table-cell>
          <table:table-cell table:formula="of:=&quot;| &quot;&amp; [.B59] &amp;&quot; |  &quot; &amp; [.D59] &amp;&quot; | &quot; &amp; [.F59] &amp; &quot; | &quot; &amp; [.I59] &amp; &quot; |&quot;" office:value-type="string" office:string-value="| 58 |  0x3A | ィ | small i  |" calcext:value-type="string">
            <text:p>| 58 | <text:s/>0x3A | ィ | small i <text:s/>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|</text:p>
          </table:table-cell>
          <table:table-cell table:formula="of:=&quot;0x&quot;&amp;DEC2HEX([.B60];2)" office:value-type="string" office:string-value="0x3B" calcext:value-type="string">
            <text:p>0x3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っ</text:p>
          </table:table-cell>
          <table:table-cell table:formula="of:=UNICODE([.F60])" office:value-type="float" office:value="12387" calcext:value-type="float">
            <text:p>12387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okuonfu</text:p>
          </table:table-cell>
          <table:table-cell office:value-type="string" calcext:value-type="string">
            <text:p>|</text:p>
          </table:table-cell>
          <table:table-cell table:formula="of:=&quot;| &quot;&amp; [.B60] &amp;&quot; |  &quot; &amp; [.D60] &amp;&quot; | &quot; &amp; [.F60] &amp; &quot; | &quot; &amp; [.I60] &amp; &quot; |&quot;" office:value-type="string" office:string-value="| 59 |  0x3B | っ | sokuonfu |" calcext:value-type="string">
            <text:p>| 59 | <text:s/>0x3B | っ | sokuonfu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|</text:p>
          </table:table-cell>
          <table:table-cell table:formula="of:=&quot;0x&quot;&amp;DEC2HEX([.B61];2)" office:value-type="string" office:string-value="0x3C" calcext:value-type="string">
            <text:p>0x3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ゃ</text:p>
          </table:table-cell>
          <table:table-cell table:formula="of:=UNICODE([.F61])" office:value-type="float" office:value="12419" calcext:value-type="float">
            <text:p>12419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mall ya</text:p>
          </table:table-cell>
          <table:table-cell office:value-type="string" calcext:value-type="string">
            <text:p>|</text:p>
          </table:table-cell>
          <table:table-cell table:formula="of:=&quot;| &quot;&amp; [.B61] &amp;&quot; |  &quot; &amp; [.D61] &amp;&quot; | &quot; &amp; [.F61] &amp; &quot; | &quot; &amp; [.I61] &amp; &quot; |&quot;" office:value-type="string" office:string-value="| 60 |  0x3C | ゃ | small ya |" calcext:value-type="string">
            <text:p>| 60 | <text:s/>0x3C | ゃ | small ya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|</text:p>
          </table:table-cell>
          <table:table-cell table:formula="of:=&quot;0x&quot;&amp;DEC2HEX([.B62];2)" office:value-type="string" office:string-value="0x3D" calcext:value-type="string">
            <text:p>0x3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ゅ</text:p>
          </table:table-cell>
          <table:table-cell table:formula="of:=UNICODE([.F62])" office:value-type="float" office:value="12421" calcext:value-type="float">
            <text:p>1242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mall yu</text:p>
          </table:table-cell>
          <table:table-cell office:value-type="string" calcext:value-type="string">
            <text:p>|</text:p>
          </table:table-cell>
          <table:table-cell table:formula="of:=&quot;| &quot;&amp; [.B62] &amp;&quot; |  &quot; &amp; [.D62] &amp;&quot; | &quot; &amp; [.F62] &amp; &quot; | &quot; &amp; [.I62] &amp; &quot; |&quot;" office:value-type="string" office:string-value="| 61 |  0x3D | ゅ | small yu |" calcext:value-type="string">
            <text:p>| 61 | <text:s/>0x3D | ゅ | small yu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|</text:p>
          </table:table-cell>
          <table:table-cell table:formula="of:=&quot;0x&quot;&amp;DEC2HEX([.B63];2)" office:value-type="string" office:string-value="0x3E" calcext:value-type="string">
            <text:p>0x3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ょ</text:p>
          </table:table-cell>
          <table:table-cell table:formula="of:=UNICODE([.F63])" office:value-type="float" office:value="12423" calcext:value-type="float">
            <text:p>1242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mall yo</text:p>
          </table:table-cell>
          <table:table-cell office:value-type="string" calcext:value-type="string">
            <text:p>|</text:p>
          </table:table-cell>
          <table:table-cell table:formula="of:=&quot;| &quot;&amp; [.B63] &amp;&quot; |  &quot; &amp; [.D63] &amp;&quot; | &quot; &amp; [.F63] &amp; &quot; | &quot; &amp; [.I63] &amp; &quot; |&quot;" office:value-type="string" office:string-value="| 62 |  0x3E | ょ | small yo |" calcext:value-type="string">
            <text:p>| 62 | <text:s/>0x3E | ょ | small yo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|</text:p>
          </table:table-cell>
          <table:table-cell table:formula="of:=&quot;0x&quot;&amp;DEC2HEX([.B64];2)" office:value-type="string" office:string-value="0x3F" calcext:value-type="string">
            <text:p>0x3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゜</text:p>
          </table:table-cell>
          <table:table-cell table:formula="of:=UNICODE([.F64])" office:value-type="float" office:value="12444" calcext:value-type="float">
            <text:p>1244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akuten</text:p>
          </table:table-cell>
          <table:table-cell office:value-type="string" calcext:value-type="string">
            <text:p>|</text:p>
          </table:table-cell>
          <table:table-cell table:formula="of:=&quot;| &quot;&amp; [.B64] &amp;&quot; |  &quot; &amp; [.D64] &amp;&quot; | &quot; &amp; [.F64] &amp; &quot; | &quot; &amp; [.I64] &amp; &quot; |&quot;" office:value-type="string" office:string-value="| 63 |  0x3F | ゜ | dakuten |" calcext:value-type="string">
            <text:p>| 63 | <text:s/>0x3F | ゜ | dakuten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|</text:p>
          </table:table-cell>
          <table:table-cell table:formula="of:=&quot;0x&quot;&amp;DEC2HEX([.B65];2)" office:value-type="string" office:string-value="0x40" calcext:value-type="string">
            <text:p>0x4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゛</text:p>
          </table:table-cell>
          <table:table-cell table:formula="of:=UNICODE([.F65])" office:value-type="float" office:value="12443" calcext:value-type="float">
            <text:p>1244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akuten</text:p>
          </table:table-cell>
          <table:table-cell office:value-type="string" calcext:value-type="string">
            <text:p>|</text:p>
          </table:table-cell>
          <table:table-cell table:formula="of:=&quot;| &quot;&amp; [.B65] &amp;&quot; |  &quot; &amp; [.D65] &amp;&quot; | &quot; &amp; [.F65] &amp; &quot; | &quot; &amp; [.I65] &amp; &quot; |&quot;" office:value-type="string" office:string-value="| 64 |  0x40 | ゛ | dakuten |" calcext:value-type="string">
            <text:p>| 64 | <text:s/>0x40 | ゛ | dakuten |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|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|</text:p>
          </table:table-cell>
          <table:table-cell table:formula="of:=&quot;0x&quot;&amp;DEC2HEX([.B66];2)" office:value-type="string" office:string-value="0x41" calcext:value-type="string">
            <text:p>0x41</text:p>
          </table:table-cell>
          <table:table-cell office:value-type="string" calcext:value-type="string">
            <text:p>|</text:p>
          </table:table-cell>
          <table:table-cell table:style-name="Default" office:value-type="string" calcext:value-type="string">
            <text:p><text:s/></text:p>
          </table:table-cell>
          <table:table-cell table:formula="of:=UNICODE([.F66])" office:value-type="float" office:value="32" calcext:value-type="float">
            <text:p>3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|</text:p>
          </table:table-cell>
          <table:table-cell table:formula="of:=&quot;| &quot;&amp; [.B66] &amp;&quot; |  &quot; &amp; [.D66] &amp;&quot; | &quot; &amp; [.F66] &amp; &quot; | &quot; &amp; [.I66] &amp; &quot; |&quot;" office:value-type="string" office:string-value="| 65 |  0x41 |   | space |" calcext:value-type="string">
            <text:p>| 65 | <text:s/>0x41 | <text:s text:c="2"/>| space |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|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|</text:p>
          </table:table-cell>
          <table:table-cell table:formula="of:=&quot;0x&quot;&amp;DEC2HEX([.B67];2)" office:value-type="string" office:string-value="0x42" calcext:value-type="string">
            <text:p>0x42</text:p>
          </table:table-cell>
          <table:table-cell office:value-type="string" calcext:value-type="string">
            <text:p>|</text:p>
          </table:table-cell>
          <table:table-cell table:style-name="Default" office:value-type="string" calcext:value-type="string">
            <text:p>-</text:p>
          </table:table-cell>
          <table:table-cell table:formula="of:=UNICODE([.F67])" office:value-type="float" office:value="45" calcext:value-type="float">
            <text:p>45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|</text:p>
          </table:table-cell>
          <table:table-cell table:formula="of:=&quot;| &quot;&amp; [.B67] &amp;&quot; |  &quot; &amp; [.D67] &amp;&quot; | &quot; &amp; [.F67] &amp; &quot; | &quot; &amp; [.I67] &amp; &quot; |&quot;" office:value-type="string" office:string-value="| 66 |  0x42 | - | dash |" calcext:value-type="string">
            <text:p>| 66 | <text:s/>0x42 | - | dash |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|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|</text:p>
          </table:table-cell>
          <table:table-cell table:formula="of:=&quot;0x&quot;&amp;DEC2HEX([.B68];2)" office:value-type="string" office:string-value="0x43" calcext:value-type="string">
            <text:p>0x43</text:p>
          </table:table-cell>
          <table:table-cell office:value-type="string" calcext:value-type="string">
            <text:p>|</text:p>
          </table:table-cell>
          <table:table-cell table:style-name="Default" office:value-type="string" calcext:value-type="string">
            <text:p>H</text:p>
          </table:table-cell>
          <table:table-cell table:formula="of:=UNICODE([.F68])" office:value-type="float" office:value="72" calcext:value-type="float">
            <text:p>7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ap H</text:p>
          </table:table-cell>
          <table:table-cell office:value-type="string" calcext:value-type="string">
            <text:p>|</text:p>
          </table:table-cell>
          <table:table-cell table:formula="of:=&quot;| &quot;&amp; [.B68] &amp;&quot; |  &quot; &amp; [.D68] &amp;&quot; | &quot; &amp; [.F68] &amp; &quot; | &quot; &amp; [.I68] &amp; &quot; |&quot;" office:value-type="string" office:string-value="| 67 |  0x43 | H | cap H |" calcext:value-type="string">
            <text:p>| 67 | <text:s/>0x43 | H | cap H |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|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|</text:p>
          </table:table-cell>
          <table:table-cell table:formula="of:=&quot;0x&quot;&amp;DEC2HEX([.B69];2)" office:value-type="string" office:string-value="0x44" calcext:value-type="string">
            <text:p>0x44</text:p>
          </table:table-cell>
          <table:table-cell office:value-type="string" calcext:value-type="string">
            <text:p>|</text:p>
          </table:table-cell>
          <table:table-cell table:style-name="Default" office:value-type="string" calcext:value-type="string">
            <text:p>M</text:p>
          </table:table-cell>
          <table:table-cell table:formula="of:=UNICODE([.F69])" office:value-type="float" office:value="77" calcext:value-type="float">
            <text:p>77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ap M</text:p>
          </table:table-cell>
          <table:table-cell office:value-type="string" calcext:value-type="string">
            <text:p>|</text:p>
          </table:table-cell>
          <table:table-cell table:formula="of:=&quot;| &quot;&amp; [.B69] &amp;&quot; |  &quot; &amp; [.D69] &amp;&quot; | &quot; &amp; [.F69] &amp; &quot; | &quot; &amp; [.I69] &amp; &quot; |&quot;" office:value-type="string" office:string-value="| 68 |  0x44 | M | cap M |" calcext:value-type="string">
            <text:p>| 68 | <text:s/>0x44 | M | cap M |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|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|</text:p>
          </table:table-cell>
          <table:table-cell table:formula="of:=&quot;0x&quot;&amp;DEC2HEX([.B70];2)" office:value-type="string" office:string-value="0x45" calcext:value-type="string">
            <text:p>0x45</text:p>
          </table:table-cell>
          <table:table-cell office:value-type="string" calcext:value-type="string">
            <text:p>|</text:p>
          </table:table-cell>
          <table:table-cell table:style-name="Default" office:value-type="string" calcext:value-type="string">
            <text:p>P</text:p>
          </table:table-cell>
          <table:table-cell table:formula="of:=UNICODE([.F70])" office:value-type="float" office:value="80" calcext:value-type="float">
            <text:p>8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ap P</text:p>
          </table:table-cell>
          <table:table-cell office:value-type="string" calcext:value-type="string">
            <text:p>|</text:p>
          </table:table-cell>
          <table:table-cell table:formula="of:=&quot;| &quot;&amp; [.B70] &amp;&quot; |  &quot; &amp; [.D70] &amp;&quot; | &quot; &amp; [.F70] &amp; &quot; | &quot; &amp; [.I70] &amp; &quot; |&quot;" office:value-type="string" office:string-value="| 69 |  0x45 | P | cap P |" calcext:value-type="string">
            <text:p>| 69 | <text:s/>0x45 | P | cap P |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|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|</text:p>
          </table:table-cell>
          <table:table-cell table:formula="of:=&quot;0x&quot;&amp;DEC2HEX([.B71];2)" office:value-type="string" office:string-value="0x46" calcext:value-type="string">
            <text:p>0x46</text:p>
          </table:table-cell>
          <table:table-cell office:value-type="string" calcext:value-type="string">
            <text:p>|</text:p>
          </table:table-cell>
          <table:table-cell table:style-name="Default" office:value-type="string" calcext:value-type="string">
            <text:p>$</text:p>
          </table:table-cell>
          <table:table-cell table:formula="of:=UNICODE([.F71])" office:value-type="float" office:value="36" calcext:value-type="float">
            <text:p>36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olla</text:p>
          </table:table-cell>
          <table:table-cell office:value-type="string" calcext:value-type="string">
            <text:p>|</text:p>
          </table:table-cell>
          <table:table-cell table:formula="of:=&quot;| &quot;&amp; [.B71] &amp;&quot; |  &quot; &amp; [.D71] &amp;&quot; | &quot; &amp; [.F71] &amp; &quot; | &quot; &amp; [.I71] &amp; &quot; |&quot;" office:value-type="string" office:string-value="| 70 |  0x46 | $ | dolla |" calcext:value-type="string">
            <text:p>| 70 | <text:s/>0x46 | $ | dolla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|</text:p>
          </table:table-cell>
          <table:table-cell table:formula="of:=&quot;0x&quot;&amp;DEC2HEX([.B72];2)" office:value-type="string" office:string-value="0x47" calcext:value-type="string">
            <text:p>0x47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ー</text:p>
          </table:table-cell>
          <table:table-cell table:formula="of:=UNICODE([.F72])" office:value-type="float" office:value="12540" calcext:value-type="float">
            <text:p>1254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hoonpu</text:p>
          </table:table-cell>
          <table:table-cell office:value-type="string" calcext:value-type="string">
            <text:p>|</text:p>
          </table:table-cell>
          <table:table-cell table:formula="of:=&quot;| &quot;&amp; [.B72] &amp;&quot; |  &quot; &amp; [.D72] &amp;&quot; | &quot; &amp; [.F72] &amp; &quot; | &quot; &amp; [.I72] &amp; &quot; |&quot;" office:value-type="string" office:string-value="| 71 |  0x47 | ー | choonpu |" calcext:value-type="string">
            <text:p>| 71 | <text:s/>0x47 | ー | choonpu |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|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|</text:p>
          </table:table-cell>
          <table:table-cell table:formula="of:=&quot;0x&quot;&amp;DEC2HEX([.B73];2)" office:value-type="string" office:string-value="0x48" calcext:value-type="string">
            <text:p>0x48</text:p>
          </table:table-cell>
          <table:table-cell office:value-type="string" calcext:value-type="string">
            <text:p>|</text:p>
          </table:table-cell>
          <table:table-cell table:style-name="Default" office:value-type="string" calcext:value-type="string">
            <text:p>!</text:p>
          </table:table-cell>
          <table:table-cell table:formula="of:=UNICODE([.F73])" office:value-type="float" office:value="33" calcext:value-type="float">
            <text:p>3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xclamation</text:p>
          </table:table-cell>
          <table:table-cell office:value-type="string" calcext:value-type="string">
            <text:p>|</text:p>
          </table:table-cell>
          <table:table-cell table:formula="of:=&quot;| &quot;&amp; [.B73] &amp;&quot; |  &quot; &amp; [.D73] &amp;&quot; | &quot; &amp; [.F73] &amp; &quot; | &quot; &amp; [.I73] &amp; &quot; |&quot;" office:value-type="string" office:string-value="| 72 |  0x48 | ! | exclamation |" calcext:value-type="string">
            <text:p>| 72 | <text:s/>0x48 | ! | exclamation |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|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|</text:p>
          </table:table-cell>
          <table:table-cell table:formula="of:=&quot;0x&quot;&amp;DEC2HEX([.B74];2)" office:value-type="string" office:string-value="0x49" calcext:value-type="string">
            <text:p>0x49</text:p>
          </table:table-cell>
          <table:table-cell office:value-type="string" calcext:value-type="string">
            <text:p>|</text:p>
          </table:table-cell>
          <table:table-cell table:style-name="Default" office:value-type="string" calcext:value-type="string">
            <text:p>?</text:p>
          </table:table-cell>
          <table:table-cell table:formula="of:=UNICODE([.F74])" office:value-type="float" office:value="63" calcext:value-type="float">
            <text:p>6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question mark</text:p>
          </table:table-cell>
          <table:table-cell office:value-type="string" calcext:value-type="string">
            <text:p>|</text:p>
          </table:table-cell>
          <table:table-cell table:formula="of:=&quot;| &quot;&amp; [.B74] &amp;&quot; |  &quot; &amp; [.D74] &amp;&quot; | &quot; &amp; [.F74] &amp; &quot; | &quot; &amp; [.I74] &amp; &quot; |&quot;" office:value-type="string" office:string-value="| 73 |  0x49 | ? | question mark |" calcext:value-type="string">
            <text:p>| 73 | <text:s/>0x49 | ? | question mark |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|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|</text:p>
          </table:table-cell>
          <table:table-cell table:formula="of:=&quot;0x&quot;&amp;DEC2HEX([.B75];2)" office:value-type="string" office:string-value="0x4A" calcext:value-type="string">
            <text:p>0x4A</text:p>
          </table:table-cell>
          <table:table-cell office:value-type="string" calcext:value-type="string">
            <text:p>|</text:p>
          </table:table-cell>
          <table:table-cell table:style-name="Default" office:value-type="string" calcext:value-type="string">
            <text:p>.</text:p>
          </table:table-cell>
          <table:table-cell table:formula="of:=UNICODE([.F75])" office:value-type="float" office:value="46" calcext:value-type="float">
            <text:p>46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|</text:p>
          </table:table-cell>
          <table:table-cell table:formula="of:=&quot;| &quot;&amp; [.B75] &amp;&quot; |  &quot; &amp; [.D75] &amp;&quot; | &quot; &amp; [.F75] &amp; &quot; | &quot; &amp; [.I75] &amp; &quot; |&quot;" office:value-type="string" office:string-value="| 74 |  0x4A | . | period |" calcext:value-type="string">
            <text:p>| 74 | <text:s/>0x4A | . | period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|</text:p>
          </table:table-cell>
          <table:table-cell table:formula="of:=&quot;0x&quot;&amp;DEC2HEX([.B76];2)" office:value-type="string" office:string-value="0x4B" calcext:value-type="string">
            <text:p>0x4B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ア</text:p>
          </table:table-cell>
          <table:table-cell table:formula="of:=UNICODE([.F76])" office:value-type="float" office:value="12450" calcext:value-type="float">
            <text:p>1245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|</text:p>
          </table:table-cell>
          <table:table-cell table:formula="of:=&quot;| &quot;&amp; [.B76] &amp;&quot; |  &quot; &amp; [.D76] &amp;&quot; | &quot; &amp; [.F76] &amp; &quot; | &quot; &amp; [.I76] &amp; &quot; |&quot;" office:value-type="string" office:string-value="| 75 |  0x4B | ア | a |" calcext:value-type="string">
            <text:p>| 75 | <text:s/>0x4B | ア | a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|</text:p>
          </table:table-cell>
          <table:table-cell table:formula="of:=&quot;0x&quot;&amp;DEC2HEX([.B77];2)" office:value-type="string" office:string-value="0x4C" calcext:value-type="string">
            <text:p>0x4C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イ</text:p>
          </table:table-cell>
          <table:table-cell table:formula="of:=UNICODE([.F77])" office:value-type="float" office:value="12452" calcext:value-type="float">
            <text:p>1245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|</text:p>
          </table:table-cell>
          <table:table-cell table:formula="of:=&quot;| &quot;&amp; [.B77] &amp;&quot; |  &quot; &amp; [.D77] &amp;&quot; | &quot; &amp; [.F77] &amp; &quot; | &quot; &amp; [.I77] &amp; &quot; |&quot;" office:value-type="string" office:string-value="| 76 |  0x4C | イ | I |" calcext:value-type="string">
            <text:p>| 76 | <text:s/>0x4C | イ | I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|</text:p>
          </table:table-cell>
          <table:table-cell table:formula="of:=&quot;0x&quot;&amp;DEC2HEX([.B78];2)" office:value-type="string" office:string-value="0x4D" calcext:value-type="string">
            <text:p>0x4D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ウ</text:p>
          </table:table-cell>
          <table:table-cell table:formula="of:=UNICODE([.F78])" office:value-type="float" office:value="12454" calcext:value-type="float">
            <text:p>1245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|</text:p>
          </table:table-cell>
          <table:table-cell table:formula="of:=&quot;| &quot;&amp; [.B78] &amp;&quot; |  &quot; &amp; [.D78] &amp;&quot; | &quot; &amp; [.F78] &amp; &quot; | &quot; &amp; [.I78] &amp; &quot; |&quot;" office:value-type="string" office:string-value="| 77 |  0x4D | ウ | u |" calcext:value-type="string">
            <text:p>| 77 | <text:s/>0x4D | ウ | u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|</text:p>
          </table:table-cell>
          <table:table-cell table:formula="of:=&quot;0x&quot;&amp;DEC2HEX([.B79];2)" office:value-type="string" office:string-value="0x4E" calcext:value-type="string">
            <text:p>0x4E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エ</text:p>
          </table:table-cell>
          <table:table-cell table:formula="of:=UNICODE([.F79])" office:value-type="float" office:value="12456" calcext:value-type="float">
            <text:p>12456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|</text:p>
          </table:table-cell>
          <table:table-cell table:formula="of:=&quot;| &quot;&amp; [.B79] &amp;&quot; |  &quot; &amp; [.D79] &amp;&quot; | &quot; &amp; [.F79] &amp; &quot; | &quot; &amp; [.I79] &amp; &quot; |&quot;" office:value-type="string" office:string-value="| 78 |  0x4E | エ | e |" calcext:value-type="string">
            <text:p>| 78 | <text:s/>0x4E | エ | e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|</text:p>
          </table:table-cell>
          <table:table-cell table:formula="of:=&quot;0x&quot;&amp;DEC2HEX([.B80];2)" office:value-type="string" office:string-value="0x4F" calcext:value-type="string">
            <text:p>0x4F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オ</text:p>
          </table:table-cell>
          <table:table-cell table:formula="of:=UNICODE([.F80])" office:value-type="float" office:value="12458" calcext:value-type="float">
            <text:p>1245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|</text:p>
          </table:table-cell>
          <table:table-cell table:formula="of:=&quot;| &quot;&amp; [.B80] &amp;&quot; |  &quot; &amp; [.D80] &amp;&quot; | &quot; &amp; [.F80] &amp; &quot; | &quot; &amp; [.I80] &amp; &quot; |&quot;" office:value-type="string" office:string-value="| 79 |  0x4F | オ | o |" calcext:value-type="string">
            <text:p>| 79 | <text:s/>0x4F | オ | o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|</text:p>
          </table:table-cell>
          <table:table-cell table:formula="of:=&quot;0x&quot;&amp;DEC2HEX([.B81];2)" office:value-type="string" office:string-value="0x50" calcext:value-type="string">
            <text:p>0x5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カ</text:p>
          </table:table-cell>
          <table:table-cell table:formula="of:=UNICODE([.F81])" office:value-type="float" office:value="12459" calcext:value-type="float">
            <text:p>12459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|</text:p>
          </table:table-cell>
          <table:table-cell table:formula="of:=&quot;| &quot;&amp; [.B81] &amp;&quot; |  &quot; &amp; [.D81] &amp;&quot; | &quot; &amp; [.F81] &amp; &quot; | &quot; &amp; [.I81] &amp; &quot; |&quot;" office:value-type="string" office:string-value="| 80 |  0x50 | カ | ka |" calcext:value-type="string">
            <text:p>| 80 | <text:s/>0x50 | カ | ka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|</text:p>
          </table:table-cell>
          <table:table-cell table:formula="of:=&quot;0x&quot;&amp;DEC2HEX([.B82];2)" office:value-type="string" office:string-value="0x51" calcext:value-type="string">
            <text:p>0x5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キ</text:p>
          </table:table-cell>
          <table:table-cell table:formula="of:=UNICODE([.F82])" office:value-type="float" office:value="12461" calcext:value-type="float">
            <text:p>1246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|</text:p>
          </table:table-cell>
          <table:table-cell table:formula="of:=&quot;| &quot;&amp; [.B82] &amp;&quot; |  &quot; &amp; [.D82] &amp;&quot; | &quot; &amp; [.F82] &amp; &quot; | &quot; &amp; [.I82] &amp; &quot; |&quot;" office:value-type="string" office:string-value="| 81 |  0x51 | キ | ki |" calcext:value-type="string">
            <text:p>| 81 | <text:s/>0x51 | キ | ki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|</text:p>
          </table:table-cell>
          <table:table-cell table:formula="of:=&quot;0x&quot;&amp;DEC2HEX([.B83];2)" office:value-type="string" office:string-value="0x52" calcext:value-type="string">
            <text:p>0x5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ク</text:p>
          </table:table-cell>
          <table:table-cell table:formula="of:=UNICODE([.F83])" office:value-type="float" office:value="12463" calcext:value-type="float">
            <text:p>1246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|</text:p>
          </table:table-cell>
          <table:table-cell table:formula="of:=&quot;| &quot;&amp; [.B83] &amp;&quot; |  &quot; &amp; [.D83] &amp;&quot; | &quot; &amp; [.F83] &amp; &quot; | &quot; &amp; [.I83] &amp; &quot; |&quot;" office:value-type="string" office:string-value="| 82 |  0x52 | ク | ku |" calcext:value-type="string">
            <text:p>| 82 | <text:s/>0x52 | ク | ku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|</text:p>
          </table:table-cell>
          <table:table-cell table:formula="of:=&quot;0x&quot;&amp;DEC2HEX([.B84];2)" office:value-type="string" office:string-value="0x53" calcext:value-type="string">
            <text:p>0x5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ケ</text:p>
          </table:table-cell>
          <table:table-cell table:formula="of:=UNICODE([.F84])" office:value-type="float" office:value="12465" calcext:value-type="float">
            <text:p>12465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|</text:p>
          </table:table-cell>
          <table:table-cell table:formula="of:=&quot;| &quot;&amp; [.B84] &amp;&quot; |  &quot; &amp; [.D84] &amp;&quot; | &quot; &amp; [.F84] &amp; &quot; | &quot; &amp; [.I84] &amp; &quot; |&quot;" office:value-type="string" office:string-value="| 83 |  0x53 | ケ | ke |" calcext:value-type="string">
            <text:p>| 83 | <text:s/>0x53 | ケ | ke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|</text:p>
          </table:table-cell>
          <table:table-cell table:formula="of:=&quot;0x&quot;&amp;DEC2HEX([.B85];2)" office:value-type="string" office:string-value="0x54" calcext:value-type="string">
            <text:p>0x5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コ</text:p>
          </table:table-cell>
          <table:table-cell table:formula="of:=UNICODE([.F85])" office:value-type="float" office:value="12467" calcext:value-type="float">
            <text:p>12467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|</text:p>
          </table:table-cell>
          <table:table-cell table:formula="of:=&quot;| &quot;&amp; [.B85] &amp;&quot; |  &quot; &amp; [.D85] &amp;&quot; | &quot; &amp; [.F85] &amp; &quot; | &quot; &amp; [.I85] &amp; &quot; |&quot;" office:value-type="string" office:string-value="| 84 |  0x54 | コ | ko |" calcext:value-type="string">
            <text:p>| 84 | <text:s/>0x54 | コ | ko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|</text:p>
          </table:table-cell>
          <table:table-cell table:formula="of:=&quot;0x&quot;&amp;DEC2HEX([.B86];2)" office:value-type="string" office:string-value="0x55" calcext:value-type="string">
            <text:p>0x55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サ</text:p>
          </table:table-cell>
          <table:table-cell table:formula="of:=UNICODE([.F86])" office:value-type="float" office:value="12469" calcext:value-type="float">
            <text:p>12469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|</text:p>
          </table:table-cell>
          <table:table-cell table:formula="of:=&quot;| &quot;&amp; [.B86] &amp;&quot; |  &quot; &amp; [.D86] &amp;&quot; | &quot; &amp; [.F86] &amp; &quot; | &quot; &amp; [.I86] &amp; &quot; |&quot;" office:value-type="string" office:string-value="| 85 |  0x55 | サ | sa |" calcext:value-type="string">
            <text:p>| 85 | <text:s/>0x55 | サ | sa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|</text:p>
          </table:table-cell>
          <table:table-cell table:formula="of:=&quot;0x&quot;&amp;DEC2HEX([.B87];2)" office:value-type="string" office:string-value="0x56" calcext:value-type="string">
            <text:p>0x56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シ</text:p>
          </table:table-cell>
          <table:table-cell table:formula="of:=UNICODE([.F87])" office:value-type="float" office:value="12471" calcext:value-type="float">
            <text:p>1247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|</text:p>
          </table:table-cell>
          <table:table-cell table:formula="of:=&quot;| &quot;&amp; [.B87] &amp;&quot; |  &quot; &amp; [.D87] &amp;&quot; | &quot; &amp; [.F87] &amp; &quot; | &quot; &amp; [.I87] &amp; &quot; |&quot;" office:value-type="string" office:string-value="| 86 |  0x56 | シ | si |" calcext:value-type="string">
            <text:p>| 86 | <text:s/>0x56 | シ | si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|</text:p>
          </table:table-cell>
          <table:table-cell table:formula="of:=&quot;0x&quot;&amp;DEC2HEX([.B88];2)" office:value-type="string" office:string-value="0x57" calcext:value-type="string">
            <text:p>0x57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ス</text:p>
          </table:table-cell>
          <table:table-cell table:formula="of:=UNICODE([.F88])" office:value-type="float" office:value="12473" calcext:value-type="float">
            <text:p>1247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|</text:p>
          </table:table-cell>
          <table:table-cell table:formula="of:=&quot;| &quot;&amp; [.B88] &amp;&quot; |  &quot; &amp; [.D88] &amp;&quot; | &quot; &amp; [.F88] &amp; &quot; | &quot; &amp; [.I88] &amp; &quot; |&quot;" office:value-type="string" office:string-value="| 87 |  0x57 | ス | su |" calcext:value-type="string">
            <text:p>| 87 | <text:s/>0x57 | ス | su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|</text:p>
          </table:table-cell>
          <table:table-cell table:formula="of:=&quot;0x&quot;&amp;DEC2HEX([.B89];2)" office:value-type="string" office:string-value="0x58" calcext:value-type="string">
            <text:p>0x5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セ</text:p>
          </table:table-cell>
          <table:table-cell table:formula="of:=UNICODE([.F89])" office:value-type="float" office:value="12475" calcext:value-type="float">
            <text:p>12475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|</text:p>
          </table:table-cell>
          <table:table-cell table:formula="of:=&quot;| &quot;&amp; [.B89] &amp;&quot; |  &quot; &amp; [.D89] &amp;&quot; | &quot; &amp; [.F89] &amp; &quot; | &quot; &amp; [.I89] &amp; &quot; |&quot;" office:value-type="string" office:string-value="| 88 |  0x58 | セ | se |" calcext:value-type="string">
            <text:p>| 88 | <text:s/>0x58 | セ | se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|</text:p>
          </table:table-cell>
          <table:table-cell table:formula="of:=&quot;0x&quot;&amp;DEC2HEX([.B90];2)" office:value-type="string" office:string-value="0x59" calcext:value-type="string">
            <text:p>0x59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ソ</text:p>
          </table:table-cell>
          <table:table-cell table:formula="of:=UNICODE([.F90])" office:value-type="float" office:value="12477" calcext:value-type="float">
            <text:p>12477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|</text:p>
          </table:table-cell>
          <table:table-cell table:formula="of:=&quot;| &quot;&amp; [.B90] &amp;&quot; |  &quot; &amp; [.D90] &amp;&quot; | &quot; &amp; [.F90] &amp; &quot; | &quot; &amp; [.I90] &amp; &quot; |&quot;" office:value-type="string" office:string-value="| 89 |  0x59 | ソ | so |" calcext:value-type="string">
            <text:p>| 89 | <text:s/>0x59 | ソ | so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|</text:p>
          </table:table-cell>
          <table:table-cell table:formula="of:=&quot;0x&quot;&amp;DEC2HEX([.B91];2)" office:value-type="string" office:string-value="0x5A" calcext:value-type="string">
            <text:p>0x5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タ</text:p>
          </table:table-cell>
          <table:table-cell table:formula="of:=UNICODE([.F91])" office:value-type="float" office:value="12479" calcext:value-type="float">
            <text:p>12479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|</text:p>
          </table:table-cell>
          <table:table-cell table:formula="of:=&quot;| &quot;&amp; [.B91] &amp;&quot; |  &quot; &amp; [.D91] &amp;&quot; | &quot; &amp; [.F91] &amp; &quot; | &quot; &amp; [.I91] &amp; &quot; |&quot;" office:value-type="string" office:string-value="| 90 |  0x5A | タ | ta |" calcext:value-type="string">
            <text:p>| 90 | <text:s/>0x5A | タ | ta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|</text:p>
          </table:table-cell>
          <table:table-cell table:formula="of:=&quot;0x&quot;&amp;DEC2HEX([.B92];2)" office:value-type="string" office:string-value="0x5B" calcext:value-type="string">
            <text:p>0x5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チ</text:p>
          </table:table-cell>
          <table:table-cell table:formula="of:=UNICODE([.F92])" office:value-type="float" office:value="12481" calcext:value-type="float">
            <text:p>1248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|</text:p>
          </table:table-cell>
          <table:table-cell table:formula="of:=&quot;| &quot;&amp; [.B92] &amp;&quot; |  &quot; &amp; [.D92] &amp;&quot; | &quot; &amp; [.F92] &amp; &quot; | &quot; &amp; [.I92] &amp; &quot; |&quot;" office:value-type="string" office:string-value="| 91 |  0x5B | チ | ti |" calcext:value-type="string">
            <text:p>| 91 | <text:s/>0x5B | チ | ti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|</text:p>
          </table:table-cell>
          <table:table-cell table:formula="of:=&quot;0x&quot;&amp;DEC2HEX([.B93];2)" office:value-type="string" office:string-value="0x5C" calcext:value-type="string">
            <text:p>0x5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ツ</text:p>
          </table:table-cell>
          <table:table-cell table:formula="of:=UNICODE([.F93])" office:value-type="float" office:value="12484" calcext:value-type="float">
            <text:p>1248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|</text:p>
          </table:table-cell>
          <table:table-cell table:formula="of:=&quot;| &quot;&amp; [.B93] &amp;&quot; |  &quot; &amp; [.D93] &amp;&quot; | &quot; &amp; [.F93] &amp; &quot; | &quot; &amp; [.I93] &amp; &quot; |&quot;" office:value-type="string" office:string-value="| 92 |  0x5C | ツ | tu |" calcext:value-type="string">
            <text:p>| 92 | <text:s/>0x5C | ツ | tu |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|</text:p>
          </table:table-cell>
          <table:table-cell table:formula="of:=&quot;0x&quot;&amp;DEC2HEX([.B94];2)" office:value-type="string" office:string-value="0x5D" calcext:value-type="string">
            <text:p>0x5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テ</text:p>
          </table:table-cell>
          <table:table-cell table:formula="of:=UNICODE([.F94])" office:value-type="float" office:value="12486" calcext:value-type="float">
            <text:p>12486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|</text:p>
          </table:table-cell>
          <table:table-cell table:formula="of:=&quot;| &quot;&amp; [.B94] &amp;&quot; |  &quot; &amp; [.D94] &amp;&quot; | &quot; &amp; [.F94] &amp; &quot; | &quot; &amp; [.I94] &amp; &quot; |&quot;" office:value-type="string" office:string-value="| 93 |  0x5D | テ | te |" calcext:value-type="string">
            <text:p>| 93 | <text:s/>0x5D | テ | te |</text:p>
          </table:table-cell>
          <table:table-cell table:style-name="ce1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|</text:p>
          </table:table-cell>
          <table:table-cell table:formula="of:=&quot;0x&quot;&amp;DEC2HEX([.B95];2)" office:value-type="string" office:string-value="0x5E" calcext:value-type="string">
            <text:p>0x5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ト</text:p>
          </table:table-cell>
          <table:table-cell table:formula="of:=UNICODE([.F95])" office:value-type="float" office:value="12488" calcext:value-type="float">
            <text:p>1248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|</text:p>
          </table:table-cell>
          <table:table-cell table:formula="of:=&quot;| &quot;&amp; [.B95] &amp;&quot; |  &quot; &amp; [.D95] &amp;&quot; | &quot; &amp; [.F95] &amp; &quot; | &quot; &amp; [.I95] &amp; &quot; |&quot;" office:value-type="string" office:string-value="| 94 |  0x5E | ト | to |" calcext:value-type="string">
            <text:p>| 94 | <text:s/>0x5E | ト | to |</text:p>
          </table:table-cell>
          <table:table-cell table:style-name="ce1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|</text:p>
          </table:table-cell>
          <table:table-cell table:formula="of:=&quot;0x&quot;&amp;DEC2HEX([.B96];2)" office:value-type="string" office:string-value="0x5F" calcext:value-type="string">
            <text:p>0x5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ナ</text:p>
          </table:table-cell>
          <table:table-cell table:formula="of:=UNICODE([.F96])" office:value-type="float" office:value="12490" calcext:value-type="float">
            <text:p>1249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|</text:p>
          </table:table-cell>
          <table:table-cell table:formula="of:=&quot;| &quot;&amp; [.B96] &amp;&quot; |  &quot; &amp; [.D96] &amp;&quot; | &quot; &amp; [.F96] &amp; &quot; | &quot; &amp; [.I96] &amp; &quot; |&quot;" office:value-type="string" office:string-value="| 95 |  0x5F | ナ | na |" calcext:value-type="string">
            <text:p>| 95 | <text:s/>0x5F | ナ | na |</text:p>
          </table:table-cell>
          <table:table-cell table:style-name="ce1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|</text:p>
          </table:table-cell>
          <table:table-cell table:formula="of:=&quot;0x&quot;&amp;DEC2HEX([.B97];2)" office:value-type="string" office:string-value="0x60" calcext:value-type="string">
            <text:p>0x6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ニ</text:p>
          </table:table-cell>
          <table:table-cell table:formula="of:=UNICODE([.F97])" office:value-type="float" office:value="12491" calcext:value-type="float">
            <text:p>1249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|</text:p>
          </table:table-cell>
          <table:table-cell table:formula="of:=&quot;| &quot;&amp; [.B97] &amp;&quot; |  &quot; &amp; [.D97] &amp;&quot; | &quot; &amp; [.F97] &amp; &quot; | &quot; &amp; [.I97] &amp; &quot; |&quot;" office:value-type="string" office:string-value="| 96 |  0x60 | ニ | ni |" calcext:value-type="string">
            <text:p>| 96 | <text:s/>0x60 | ニ | ni |</text:p>
          </table:table-cell>
          <table:table-cell table:style-name="ce1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|</text:p>
          </table:table-cell>
          <table:table-cell table:formula="of:=&quot;0x&quot;&amp;DEC2HEX([.B98];2)" office:value-type="string" office:string-value="0x61" calcext:value-type="string">
            <text:p>0x6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ヌ</text:p>
          </table:table-cell>
          <table:table-cell table:formula="of:=UNICODE([.F98])" office:value-type="float" office:value="12492" calcext:value-type="float">
            <text:p>1249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|</text:p>
          </table:table-cell>
          <table:table-cell table:formula="of:=&quot;| &quot;&amp; [.B98] &amp;&quot; |  &quot; &amp; [.D98] &amp;&quot; | &quot; &amp; [.F98] &amp; &quot; | &quot; &amp; [.I98] &amp; &quot; |&quot;" office:value-type="string" office:string-value="| 97 |  0x61 | ヌ | nu |" calcext:value-type="string">
            <text:p>| 97 | <text:s/>0x61 | ヌ | nu |</text:p>
          </table:table-cell>
          <table:table-cell table:style-name="ce1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|</text:p>
          </table:table-cell>
          <table:table-cell table:formula="of:=&quot;0x&quot;&amp;DEC2HEX([.B99];2)" office:value-type="string" office:string-value="0x62" calcext:value-type="string">
            <text:p>0x6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ネ</text:p>
          </table:table-cell>
          <table:table-cell table:formula="of:=UNICODE([.F99])" office:value-type="float" office:value="12493" calcext:value-type="float">
            <text:p>1249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|</text:p>
          </table:table-cell>
          <table:table-cell table:formula="of:=&quot;| &quot;&amp; [.B99] &amp;&quot; |  &quot; &amp; [.D99] &amp;&quot; | &quot; &amp; [.F99] &amp; &quot; | &quot; &amp; [.I99] &amp; &quot; |&quot;" office:value-type="string" office:string-value="| 98 |  0x62 | ネ | ne |" calcext:value-type="string">
            <text:p>| 98 | <text:s/>0x62 | ネ | ne |</text:p>
          </table:table-cell>
          <table:table-cell table:style-name="ce1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|</text:p>
          </table:table-cell>
          <table:table-cell table:formula="of:=&quot;0x&quot;&amp;DEC2HEX([.B100];2)" office:value-type="string" office:string-value="0x63" calcext:value-type="string">
            <text:p>0x6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ノ</text:p>
          </table:table-cell>
          <table:table-cell table:formula="of:=UNICODE([.F100])" office:value-type="float" office:value="12494" calcext:value-type="float">
            <text:p>1249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|</text:p>
          </table:table-cell>
          <table:table-cell table:formula="of:=&quot;| &quot;&amp; [.B100] &amp;&quot; |  &quot; &amp; [.D100] &amp;&quot; | &quot; &amp; [.F100] &amp; &quot; | &quot; &amp; [.I100] &amp; &quot; |&quot;" office:value-type="string" office:string-value="| 99 |  0x63 | ノ | no |" calcext:value-type="string">
            <text:p>| 99 | <text:s/>0x63 | ノ | no |</text:p>
          </table:table-cell>
          <table:table-cell table:style-name="ce1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|</text:p>
          </table:table-cell>
          <table:table-cell table:formula="of:=&quot;0x&quot;&amp;DEC2HEX([.B101];2)" office:value-type="string" office:string-value="0x64" calcext:value-type="string">
            <text:p>0x6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ハ</text:p>
          </table:table-cell>
          <table:table-cell table:formula="of:=UNICODE([.F101])" office:value-type="float" office:value="12495" calcext:value-type="float">
            <text:p>12495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|</text:p>
          </table:table-cell>
          <table:table-cell table:formula="of:=&quot;| &quot;&amp; [.B101] &amp;&quot; |  &quot; &amp; [.D101] &amp;&quot; | &quot; &amp; [.F101] &amp; &quot; | &quot; &amp; [.I101] &amp; &quot; |&quot;" office:value-type="string" office:string-value="| 100 |  0x64 | ハ | ha |" calcext:value-type="string">
            <text:p>| 100 | <text:s/>0x64 | ハ | ha |</text:p>
          </table:table-cell>
          <table:table-cell table:style-name="ce1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|</text:p>
          </table:table-cell>
          <table:table-cell table:formula="of:=&quot;0x&quot;&amp;DEC2HEX([.B102];2)" office:value-type="string" office:string-value="0x65" calcext:value-type="string">
            <text:p>0x65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ヒ</text:p>
          </table:table-cell>
          <table:table-cell table:formula="of:=UNICODE([.F102])" office:value-type="float" office:value="12498" calcext:value-type="float">
            <text:p>1249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|</text:p>
          </table:table-cell>
          <table:table-cell table:formula="of:=&quot;| &quot;&amp; [.B102] &amp;&quot; |  &quot; &amp; [.D102] &amp;&quot; | &quot; &amp; [.F102] &amp; &quot; | &quot; &amp; [.I102] &amp; &quot; |&quot;" office:value-type="string" office:string-value="| 101 |  0x65 | ヒ | hi |" calcext:value-type="string">
            <text:p>| 101 | <text:s/>0x65 | ヒ | hi |</text:p>
          </table:table-cell>
          <table:table-cell table:style-name="ce1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|</text:p>
          </table:table-cell>
          <table:table-cell table:formula="of:=&quot;0x&quot;&amp;DEC2HEX([.B103];2)" office:value-type="string" office:string-value="0x66" calcext:value-type="string">
            <text:p>0x66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フ</text:p>
          </table:table-cell>
          <table:table-cell table:formula="of:=UNICODE([.F103])" office:value-type="float" office:value="12501" calcext:value-type="float">
            <text:p>1250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hu/fu</text:p>
          </table:table-cell>
          <table:table-cell office:value-type="string" calcext:value-type="string">
            <text:p>|</text:p>
          </table:table-cell>
          <table:table-cell table:formula="of:=&quot;| &quot;&amp; [.B103] &amp;&quot; |  &quot; &amp; [.D103] &amp;&quot; | &quot; &amp; [.F103] &amp; &quot; | &quot; &amp; [.I103] &amp; &quot; |&quot;" office:value-type="string" office:string-value="| 102 |  0x66 | フ | hu/fu |" calcext:value-type="string">
            <text:p>| 102 | <text:s/>0x66 | フ | hu/fu |</text:p>
          </table:table-cell>
          <table:table-cell table:style-name="ce1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|</text:p>
          </table:table-cell>
          <table:table-cell table:formula="of:=&quot;0x&quot;&amp;DEC2HEX([.B104];2)" office:value-type="string" office:string-value="0x67" calcext:value-type="string">
            <text:p>0x67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ヘ</text:p>
          </table:table-cell>
          <table:table-cell table:formula="of:=UNICODE([.F104])" office:value-type="float" office:value="12504" calcext:value-type="float">
            <text:p>1250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|</text:p>
          </table:table-cell>
          <table:table-cell table:formula="of:=&quot;| &quot;&amp; [.B104] &amp;&quot; |  &quot; &amp; [.D104] &amp;&quot; | &quot; &amp; [.F104] &amp; &quot; | &quot; &amp; [.I104] &amp; &quot; |&quot;" office:value-type="string" office:string-value="| 103 |  0x67 | ヘ | he |" calcext:value-type="string">
            <text:p>| 103 | <text:s/>0x67 | ヘ | he |</text:p>
          </table:table-cell>
          <table:table-cell table:style-name="ce1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|</text:p>
          </table:table-cell>
          <table:table-cell table:formula="of:=&quot;0x&quot;&amp;DEC2HEX([.B105];2)" office:value-type="string" office:string-value="0x68" calcext:value-type="string">
            <text:p>0x6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ホ</text:p>
          </table:table-cell>
          <table:table-cell table:formula="of:=UNICODE([.F105])" office:value-type="float" office:value="12507" calcext:value-type="float">
            <text:p>12507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|</text:p>
          </table:table-cell>
          <table:table-cell table:formula="of:=&quot;| &quot;&amp; [.B105] &amp;&quot; |  &quot; &amp; [.D105] &amp;&quot; | &quot; &amp; [.F105] &amp; &quot; | &quot; &amp; [.I105] &amp; &quot; |&quot;" office:value-type="string" office:string-value="| 104 |  0x68 | ホ | ho |" calcext:value-type="string">
            <text:p>| 104 | <text:s/>0x68 | ホ | ho |</text:p>
          </table:table-cell>
          <table:table-cell table:style-name="ce1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|</text:p>
          </table:table-cell>
          <table:table-cell table:formula="of:=&quot;0x&quot;&amp;DEC2HEX([.B106];2)" office:value-type="string" office:string-value="0x69" calcext:value-type="string">
            <text:p>0x69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マ</text:p>
          </table:table-cell>
          <table:table-cell table:formula="of:=UNICODE([.F106])" office:value-type="float" office:value="12510" calcext:value-type="float">
            <text:p>1251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|</text:p>
          </table:table-cell>
          <table:table-cell table:formula="of:=&quot;| &quot;&amp; [.B106] &amp;&quot; |  &quot; &amp; [.D106] &amp;&quot; | &quot; &amp; [.F106] &amp; &quot; | &quot; &amp; [.I106] &amp; &quot; |&quot;" office:value-type="string" office:string-value="| 105 |  0x69 | マ | ma |" calcext:value-type="string">
            <text:p>| 105 | <text:s/>0x69 | マ | ma |</text:p>
          </table:table-cell>
          <table:table-cell table:style-name="ce1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|</text:p>
          </table:table-cell>
          <table:table-cell table:formula="of:=&quot;0x&quot;&amp;DEC2HEX([.B107];2)" office:value-type="string" office:string-value="0x6A" calcext:value-type="string">
            <text:p>0x6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ミ</text:p>
          </table:table-cell>
          <table:table-cell table:formula="of:=UNICODE([.F107])" office:value-type="float" office:value="12511" calcext:value-type="float">
            <text:p>1251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|</text:p>
          </table:table-cell>
          <table:table-cell table:formula="of:=&quot;| &quot;&amp; [.B107] &amp;&quot; |  &quot; &amp; [.D107] &amp;&quot; | &quot; &amp; [.F107] &amp; &quot; | &quot; &amp; [.I107] &amp; &quot; |&quot;" office:value-type="string" office:string-value="| 106 |  0x6A | ミ | mi |" calcext:value-type="string">
            <text:p>| 106 | <text:s/>0x6A | ミ | mi |</text:p>
          </table:table-cell>
          <table:table-cell table:style-name="ce1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|</text:p>
          </table:table-cell>
          <table:table-cell table:formula="of:=&quot;0x&quot;&amp;DEC2HEX([.B108];2)" office:value-type="string" office:string-value="0x6B" calcext:value-type="string">
            <text:p>0x6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ム</text:p>
          </table:table-cell>
          <table:table-cell table:formula="of:=UNICODE([.F108])" office:value-type="float" office:value="12512" calcext:value-type="float">
            <text:p>1251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|</text:p>
          </table:table-cell>
          <table:table-cell table:formula="of:=&quot;| &quot;&amp; [.B108] &amp;&quot; |  &quot; &amp; [.D108] &amp;&quot; | &quot; &amp; [.F108] &amp; &quot; | &quot; &amp; [.I108] &amp; &quot; |&quot;" office:value-type="string" office:string-value="| 107 |  0x6B | ム | mu |" calcext:value-type="string">
            <text:p>| 107 | <text:s/>0x6B | ム | mu |</text:p>
          </table:table-cell>
          <table:table-cell table:style-name="ce1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|</text:p>
          </table:table-cell>
          <table:table-cell table:formula="of:=&quot;0x&quot;&amp;DEC2HEX([.B109];2)" office:value-type="string" office:string-value="0x6C" calcext:value-type="string">
            <text:p>0x6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メ</text:p>
          </table:table-cell>
          <table:table-cell table:formula="of:=UNICODE([.F109])" office:value-type="float" office:value="12513" calcext:value-type="float">
            <text:p>1251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|</text:p>
          </table:table-cell>
          <table:table-cell table:formula="of:=&quot;| &quot;&amp; [.B109] &amp;&quot; |  &quot; &amp; [.D109] &amp;&quot; | &quot; &amp; [.F109] &amp; &quot; | &quot; &amp; [.I109] &amp; &quot; |&quot;" office:value-type="string" office:string-value="| 108 |  0x6C | メ | me |" calcext:value-type="string">
            <text:p>| 108 | <text:s/>0x6C | メ | me |</text:p>
          </table:table-cell>
          <table:table-cell table:style-name="ce1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|</text:p>
          </table:table-cell>
          <table:table-cell table:formula="of:=&quot;0x&quot;&amp;DEC2HEX([.B110];2)" office:value-type="string" office:string-value="0x6D" calcext:value-type="string">
            <text:p>0x6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モ</text:p>
          </table:table-cell>
          <table:table-cell table:formula="of:=UNICODE([.F110])" office:value-type="float" office:value="12514" calcext:value-type="float">
            <text:p>1251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|</text:p>
          </table:table-cell>
          <table:table-cell table:formula="of:=&quot;| &quot;&amp; [.B110] &amp;&quot; |  &quot; &amp; [.D110] &amp;&quot; | &quot; &amp; [.F110] &amp; &quot; | &quot; &amp; [.I110] &amp; &quot; |&quot;" office:value-type="string" office:string-value="| 109 |  0x6D | モ | mo |" calcext:value-type="string">
            <text:p>| 109 | <text:s/>0x6D | モ | mo |</text:p>
          </table:table-cell>
          <table:table-cell table:style-name="ce1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|</text:p>
          </table:table-cell>
          <table:table-cell table:formula="of:=&quot;0x&quot;&amp;DEC2HEX([.B111];2)" office:value-type="string" office:string-value="0x6E" calcext:value-type="string">
            <text:p>0x6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ヤ</text:p>
          </table:table-cell>
          <table:table-cell table:formula="of:=UNICODE([.F111])" office:value-type="float" office:value="12516" calcext:value-type="float">
            <text:p>12516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|</text:p>
          </table:table-cell>
          <table:table-cell table:formula="of:=&quot;| &quot;&amp; [.B111] &amp;&quot; |  &quot; &amp; [.D111] &amp;&quot; | &quot; &amp; [.F111] &amp; &quot; | &quot; &amp; [.I111] &amp; &quot; |&quot;" office:value-type="string" office:string-value="| 110 |  0x6E | ヤ | ya |" calcext:value-type="string">
            <text:p>| 110 | <text:s/>0x6E | ヤ | ya |</text:p>
          </table:table-cell>
          <table:table-cell table:style-name="ce1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|</text:p>
          </table:table-cell>
          <table:table-cell table:formula="of:=&quot;0x&quot;&amp;DEC2HEX([.B112];2)" office:value-type="string" office:string-value="0x6F" calcext:value-type="string">
            <text:p>0x6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ユ</text:p>
          </table:table-cell>
          <table:table-cell table:formula="of:=UNICODE([.F112])" office:value-type="float" office:value="12518" calcext:value-type="float">
            <text:p>1251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|</text:p>
          </table:table-cell>
          <table:table-cell table:formula="of:=&quot;| &quot;&amp; [.B112] &amp;&quot; |  &quot; &amp; [.D112] &amp;&quot; | &quot; &amp; [.F112] &amp; &quot; | &quot; &amp; [.I112] &amp; &quot; |&quot;" office:value-type="string" office:string-value="| 111 |  0x6F | ユ | yu |" calcext:value-type="string">
            <text:p>| 111 | <text:s/>0x6F | ユ | yu |</text:p>
          </table:table-cell>
          <table:table-cell table:style-name="ce1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|</text:p>
          </table:table-cell>
          <table:table-cell table:formula="of:=&quot;0x&quot;&amp;DEC2HEX([.B113];2)" office:value-type="string" office:string-value="0x70" calcext:value-type="string">
            <text:p>0x7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ヨ</text:p>
          </table:table-cell>
          <table:table-cell table:formula="of:=UNICODE([.F113])" office:value-type="float" office:value="12520" calcext:value-type="float">
            <text:p>1252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|</text:p>
          </table:table-cell>
          <table:table-cell table:formula="of:=&quot;| &quot;&amp; [.B113] &amp;&quot; |  &quot; &amp; [.D113] &amp;&quot; | &quot; &amp; [.F113] &amp; &quot; | &quot; &amp; [.I113] &amp; &quot; |&quot;" office:value-type="string" office:string-value="| 112 |  0x70 | ヨ | yo |" calcext:value-type="string">
            <text:p>| 112 | <text:s/>0x70 | ヨ | yo |</text:p>
          </table:table-cell>
          <table:table-cell table:style-name="ce1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|</text:p>
          </table:table-cell>
          <table:table-cell table:formula="of:=&quot;0x&quot;&amp;DEC2HEX([.B114];2)" office:value-type="string" office:string-value="0x71" calcext:value-type="string">
            <text:p>0x7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ラ</text:p>
          </table:table-cell>
          <table:table-cell table:formula="of:=UNICODE([.F114])" office:value-type="float" office:value="12521" calcext:value-type="float">
            <text:p>1252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|</text:p>
          </table:table-cell>
          <table:table-cell table:formula="of:=&quot;| &quot;&amp; [.B114] &amp;&quot; |  &quot; &amp; [.D114] &amp;&quot; | &quot; &amp; [.F114] &amp; &quot; | &quot; &amp; [.I114] &amp; &quot; |&quot;" office:value-type="string" office:string-value="| 113 |  0x71 | ラ | ra |" calcext:value-type="string">
            <text:p>| 113 | <text:s/>0x71 | ラ | ra |</text:p>
          </table:table-cell>
          <table:table-cell table:style-name="ce1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|</text:p>
          </table:table-cell>
          <table:table-cell table:formula="of:=&quot;0x&quot;&amp;DEC2HEX([.B115];2)" office:value-type="string" office:string-value="0x72" calcext:value-type="string">
            <text:p>0x7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リ</text:p>
          </table:table-cell>
          <table:table-cell table:formula="of:=UNICODE([.F115])" office:value-type="float" office:value="12522" calcext:value-type="float">
            <text:p>1252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|</text:p>
          </table:table-cell>
          <table:table-cell table:formula="of:=&quot;| &quot;&amp; [.B115] &amp;&quot; |  &quot; &amp; [.D115] &amp;&quot; | &quot; &amp; [.F115] &amp; &quot; | &quot; &amp; [.I115] &amp; &quot; |&quot;" office:value-type="string" office:string-value="| 114 |  0x72 | リ | ri |" calcext:value-type="string">
            <text:p>| 114 | <text:s/>0x72 | リ | ri |</text:p>
          </table:table-cell>
          <table:table-cell table:style-name="ce1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|</text:p>
          </table:table-cell>
          <table:table-cell table:formula="of:=&quot;0x&quot;&amp;DEC2HEX([.B116];2)" office:value-type="string" office:string-value="0x73" calcext:value-type="string">
            <text:p>0x7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ル</text:p>
          </table:table-cell>
          <table:table-cell table:formula="of:=UNICODE([.F116])" office:value-type="float" office:value="12523" calcext:value-type="float">
            <text:p>1252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|</text:p>
          </table:table-cell>
          <table:table-cell table:formula="of:=&quot;| &quot;&amp; [.B116] &amp;&quot; |  &quot; &amp; [.D116] &amp;&quot; | &quot; &amp; [.F116] &amp; &quot; | &quot; &amp; [.I116] &amp; &quot; |&quot;" office:value-type="string" office:string-value="| 115 |  0x73 | ル | ru |" calcext:value-type="string">
            <text:p>| 115 | <text:s/>0x73 | ル | ru |</text:p>
          </table:table-cell>
          <table:table-cell table:style-name="ce1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|</text:p>
          </table:table-cell>
          <table:table-cell table:formula="of:=&quot;0x&quot;&amp;DEC2HEX([.B117];2)" office:value-type="string" office:string-value="0x74" calcext:value-type="string">
            <text:p>0x7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レ</text:p>
          </table:table-cell>
          <table:table-cell table:formula="of:=UNICODE([.F117])" office:value-type="float" office:value="12524" calcext:value-type="float">
            <text:p>1252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|</text:p>
          </table:table-cell>
          <table:table-cell table:formula="of:=&quot;| &quot;&amp; [.B117] &amp;&quot; |  &quot; &amp; [.D117] &amp;&quot; | &quot; &amp; [.F117] &amp; &quot; | &quot; &amp; [.I117] &amp; &quot; |&quot;" office:value-type="string" office:string-value="| 116 |  0x74 | レ | re |" calcext:value-type="string">
            <text:p>| 116 | <text:s/>0x74 | レ | re |</text:p>
          </table:table-cell>
          <table:table-cell table:style-name="ce1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|</text:p>
          </table:table-cell>
          <table:table-cell table:formula="of:=&quot;0x&quot;&amp;DEC2HEX([.B118];2)" office:value-type="string" office:string-value="0x75" calcext:value-type="string">
            <text:p>0x75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ロ</text:p>
          </table:table-cell>
          <table:table-cell table:formula="of:=UNICODE([.F118])" office:value-type="float" office:value="12525" calcext:value-type="float">
            <text:p>12525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|</text:p>
          </table:table-cell>
          <table:table-cell table:formula="of:=&quot;| &quot;&amp; [.B118] &amp;&quot; |  &quot; &amp; [.D118] &amp;&quot; | &quot; &amp; [.F118] &amp; &quot; | &quot; &amp; [.I118] &amp; &quot; |&quot;" office:value-type="string" office:string-value="| 117 |  0x75 | ロ | ro |" calcext:value-type="string">
            <text:p>| 117 | <text:s/>0x75 | ロ | ro |</text:p>
          </table:table-cell>
          <table:table-cell table:style-name="ce1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|</text:p>
          </table:table-cell>
          <table:table-cell table:formula="of:=&quot;0x&quot;&amp;DEC2HEX([.B119];2)" office:value-type="string" office:string-value="0x76" calcext:value-type="string">
            <text:p>0x76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ワ</text:p>
          </table:table-cell>
          <table:table-cell table:formula="of:=UNICODE([.F119])" office:value-type="float" office:value="12527" calcext:value-type="float">
            <text:p>12527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|</text:p>
          </table:table-cell>
          <table:table-cell table:formula="of:=&quot;| &quot;&amp; [.B119] &amp;&quot; |  &quot; &amp; [.D119] &amp;&quot; | &quot; &amp; [.F119] &amp; &quot; | &quot; &amp; [.I119] &amp; &quot; |&quot;" office:value-type="string" office:string-value="| 118 |  0x76 | ワ | wa |" calcext:value-type="string">
            <text:p>| 118 | <text:s/>0x76 | ワ | wa |</text:p>
          </table:table-cell>
          <table:table-cell table:style-name="ce1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|</text:p>
          </table:table-cell>
          <table:table-cell table:formula="of:=&quot;0x&quot;&amp;DEC2HEX([.B120];2)" office:value-type="string" office:string-value="0x77" calcext:value-type="string">
            <text:p>0x77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ヰ</text:p>
          </table:table-cell>
          <table:table-cell table:formula="of:=UNICODE([.F120])" office:value-type="float" office:value="12528" calcext:value-type="float">
            <text:p>1252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|</text:p>
          </table:table-cell>
          <table:table-cell table:formula="of:=&quot;| &quot;&amp; [.B120] &amp;&quot; |  &quot; &amp; [.D120] &amp;&quot; | &quot; &amp; [.F120] &amp; &quot; | &quot; &amp; [.I120] &amp; &quot; |&quot;" office:value-type="string" office:string-value="| 119 |  0x77 | ヰ | wi |" calcext:value-type="string">
            <text:p>| 119 | <text:s/>0x77 | ヰ | wi |</text:p>
          </table:table-cell>
          <table:table-cell table:style-name="ce5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|</text:p>
          </table:table-cell>
          <table:table-cell table:formula="of:=&quot;0x&quot;&amp;DEC2HEX([.B121];2)" office:value-type="string" office:string-value="0x78" calcext:value-type="string">
            <text:p>0x7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ヱ</text:p>
          </table:table-cell>
          <table:table-cell table:formula="of:=UNICODE([.F121])" office:value-type="float" office:value="12529" calcext:value-type="float">
            <text:p>12529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|</text:p>
          </table:table-cell>
          <table:table-cell table:formula="of:=&quot;| &quot;&amp; [.B121] &amp;&quot; |  &quot; &amp; [.D121] &amp;&quot; | &quot; &amp; [.F121] &amp; &quot; | &quot; &amp; [.I121] &amp; &quot; |&quot;" office:value-type="string" office:string-value="| 120 |  0x78 | ヱ | we |" calcext:value-type="string">
            <text:p>| 120 | <text:s/>0x78 | ヱ | we |</text:p>
          </table:table-cell>
          <table:table-cell table:style-name="ce5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|</text:p>
          </table:table-cell>
          <table:table-cell table:formula="of:=&quot;0x&quot;&amp;DEC2HEX([.B122];2)" office:value-type="string" office:string-value="0x79" calcext:value-type="string">
            <text:p>0x79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ヲ</text:p>
          </table:table-cell>
          <table:table-cell table:formula="of:=UNICODE([.F122])" office:value-type="float" office:value="12530" calcext:value-type="float">
            <text:p>1253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|</text:p>
          </table:table-cell>
          <table:table-cell table:formula="of:=&quot;| &quot;&amp; [.B122] &amp;&quot; |  &quot; &amp; [.D122] &amp;&quot; | &quot; &amp; [.F122] &amp; &quot; | &quot; &amp; [.I122] &amp; &quot; |&quot;" office:value-type="string" office:string-value="| 121 |  0x79 | ヲ | wo |" calcext:value-type="string">
            <text:p>| 121 | <text:s/>0x79 | ヲ | wo |</text:p>
          </table:table-cell>
          <table:table-cell table:style-name="ce5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|</text:p>
          </table:table-cell>
          <table:table-cell table:formula="of:=&quot;0x&quot;&amp;DEC2HEX([.B123];2)" office:value-type="string" office:string-value="0x7A" calcext:value-type="string">
            <text:p>0x7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ン</text:p>
          </table:table-cell>
          <table:table-cell table:formula="of:=UNICODE([.F123])" office:value-type="float" office:value="12531" calcext:value-type="float">
            <text:p>1253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|</text:p>
          </table:table-cell>
          <table:table-cell table:formula="of:=&quot;| &quot;&amp; [.B123] &amp;&quot; |  &quot; &amp; [.D123] &amp;&quot; | &quot; &amp; [.F123] &amp; &quot; | &quot; &amp; [.I123] &amp; &quot; |&quot;" office:value-type="string" office:string-value="| 122 |  0x7A | ン | n |" calcext:value-type="string">
            <text:p>| 122 | <text:s/>0x7A | ン | n |</text:p>
          </table:table-cell>
          <table:table-cell table:style-name="ce5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|</text:p>
          </table:table-cell>
          <table:table-cell table:formula="of:=&quot;0x&quot;&amp;DEC2HEX([.B124];2)" office:value-type="string" office:string-value="0x7B" calcext:value-type="string">
            <text:p>0x7B</text:p>
          </table:table-cell>
          <table:table-cell office:value-type="string" calcext:value-type="string">
            <text:p>|</text:p>
          </table:table-cell>
          <table:table-cell table:style-name="Default" office:value-type="string" calcext:value-type="string">
            <text:p>ァ</text:p>
          </table:table-cell>
          <table:table-cell table:formula="of:=UNICODE([.F124])" office:value-type="float" office:value="12449" calcext:value-type="float">
            <text:p>12449</text:p>
          </table:table-cell>
          <table:table-cell/>
          <table:table-cell office:value-type="string" calcext:value-type="string">
            <text:p>small a</text:p>
          </table:table-cell>
          <table:table-cell office:value-type="string" calcext:value-type="string">
            <text:p>|</text:p>
          </table:table-cell>
          <table:table-cell table:formula="of:=&quot;| &quot;&amp; [.B124] &amp;&quot; |  &quot; &amp; [.D124] &amp;&quot; | &quot; &amp; [.F124] &amp; &quot; | &quot; &amp; [.I124] &amp; &quot; |&quot;" office:value-type="string" office:string-value="| 123 |  0x7B | ァ | small a |" calcext:value-type="string">
            <text:p>| 123 | <text:s/>0x7B | ァ | small a |</text:p>
          </table:table-cell>
          <table:table-cell table:style-name="ce1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|</text:p>
          </table:table-cell>
          <table:table-cell table:formula="of:=&quot;0x&quot;&amp;DEC2HEX([.B125];2)" office:value-type="string" office:string-value="0x7C" calcext:value-type="string">
            <text:p>0x7C</text:p>
          </table:table-cell>
          <table:table-cell office:value-type="string" calcext:value-type="string">
            <text:p>|</text:p>
          </table:table-cell>
          <table:table-cell table:style-name="Default" office:value-type="string" calcext:value-type="string">
            <text:p>ィ</text:p>
          </table:table-cell>
          <table:table-cell table:formula="of:=UNICODE([.F125])" office:value-type="float" office:value="12451" calcext:value-type="float">
            <text:p>12451</text:p>
          </table:table-cell>
          <table:table-cell/>
          <table:table-cell office:value-type="string" calcext:value-type="string">
            <text:p>small i </text:p>
          </table:table-cell>
          <table:table-cell office:value-type="string" calcext:value-type="string">
            <text:p>|</text:p>
          </table:table-cell>
          <table:table-cell table:formula="of:=&quot;| &quot;&amp; [.B125] &amp;&quot; |  &quot; &amp; [.D125] &amp;&quot; | &quot; &amp; [.F125] &amp; &quot; | &quot; &amp; [.I125] &amp; &quot; |&quot;" office:value-type="string" office:string-value="| 124 |  0x7C | ィ | small i  |" calcext:value-type="string">
            <text:p>| 124 | <text:s/>0x7C | ィ | small i <text:s/>|</text:p>
          </table:table-cell>
          <table:table-cell table:style-name="ce1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|</text:p>
          </table:table-cell>
          <table:table-cell table:formula="of:=&quot;0x&quot;&amp;DEC2HEX([.B126];2)" office:value-type="string" office:string-value="0x7D" calcext:value-type="string">
            <text:p>0x7D</text:p>
          </table:table-cell>
          <table:table-cell office:value-type="string" calcext:value-type="string">
            <text:p>|</text:p>
          </table:table-cell>
          <table:table-cell table:style-name="Default" office:value-type="string" calcext:value-type="string">
            <text:p>ェ</text:p>
          </table:table-cell>
          <table:table-cell table:formula="of:=UNICODE([.F126])" office:value-type="float" office:value="12455" calcext:value-type="float">
            <text:p>12455</text:p>
          </table:table-cell>
          <table:table-cell/>
          <table:table-cell office:value-type="string" calcext:value-type="string">
            <text:p>small e</text:p>
          </table:table-cell>
          <table:table-cell office:value-type="string" calcext:value-type="string">
            <text:p>|</text:p>
          </table:table-cell>
          <table:table-cell table:formula="of:=&quot;| &quot;&amp; [.B126] &amp;&quot; |  &quot; &amp; [.D126] &amp;&quot; | &quot; &amp; [.F126] &amp; &quot; | &quot; &amp; [.I126] &amp; &quot; |&quot;" office:value-type="string" office:string-value="| 125 |  0x7D | ェ | small e |" calcext:value-type="string">
            <text:p>| 125 | <text:s/>0x7D | ェ | small e |</text:p>
          </table:table-cell>
          <table:table-cell table:style-name="ce1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|</text:p>
          </table:table-cell>
          <table:table-cell table:formula="of:=&quot;0x&quot;&amp;DEC2HEX([.B127];2)" office:value-type="string" office:string-value="0x7E" calcext:value-type="string">
            <text:p>0x7E</text:p>
          </table:table-cell>
          <table:table-cell office:value-type="string" calcext:value-type="string">
            <text:p>|</text:p>
          </table:table-cell>
          <table:table-cell table:style-name="Default" office:value-type="string" calcext:value-type="string">
            <text:p>ォ</text:p>
          </table:table-cell>
          <table:table-cell table:formula="of:=UNICODE([.F127])" office:value-type="float" office:value="12457" calcext:value-type="float">
            <text:p>12457</text:p>
          </table:table-cell>
          <table:table-cell/>
          <table:table-cell office:value-type="string" calcext:value-type="string">
            <text:p>small o</text:p>
          </table:table-cell>
          <table:table-cell office:value-type="string" calcext:value-type="string">
            <text:p>|</text:p>
          </table:table-cell>
          <table:table-cell table:formula="of:=&quot;| &quot;&amp; [.B127] &amp;&quot; |  &quot; &amp; [.D127] &amp;&quot; | &quot; &amp; [.F127] &amp; &quot; | &quot; &amp; [.I127] &amp; &quot; |&quot;" office:value-type="string" office:string-value="| 126 |  0x7E | ォ | small o |" calcext:value-type="string">
            <text:p>| 126 | <text:s/>0x7E | ォ | small o |</text:p>
          </table:table-cell>
          <table:table-cell table:style-name="ce1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|</text:p>
          </table:table-cell>
          <table:table-cell table:formula="of:=&quot;0x&quot;&amp;DEC2HEX([.B128];2)" office:value-type="string" office:string-value="0x7F" calcext:value-type="string">
            <text:p>0x7F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ッ</text:p>
          </table:table-cell>
          <table:table-cell table:formula="of:=UNICODE([.F128])" office:value-type="float" office:value="12483" calcext:value-type="float">
            <text:p>12483</text:p>
          </table:table-cell>
          <table:table-cell/>
          <table:table-cell office:value-type="string" calcext:value-type="string">
            <text:p>small tsu</text:p>
          </table:table-cell>
          <table:table-cell office:value-type="string" calcext:value-type="string">
            <text:p>|</text:p>
          </table:table-cell>
          <table:table-cell table:formula="of:=&quot;| &quot;&amp; [.B128] &amp;&quot; |  &quot; &amp; [.D128] &amp;&quot; | &quot; &amp; [.F128] &amp; &quot; | &quot; &amp; [.I128] &amp; &quot; |&quot;" office:value-type="string" office:string-value="| 127 |  0x7F | ッ | small tsu |" calcext:value-type="string">
            <text:p>| 127 | <text:s/>0x7F | ッ | small tsu |</text:p>
          </table:table-cell>
          <table:table-cell table:style-name="ce1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|</text:p>
          </table:table-cell>
          <table:table-cell table:formula="of:=&quot;0x&quot;&amp;DEC2HEX([.B129];2)" office:value-type="string" office:string-value="0x80" calcext:value-type="string">
            <text:p>0x80</text:p>
          </table:table-cell>
          <table:table-cell office:value-type="string" calcext:value-type="string">
            <text:p>|</text:p>
          </table:table-cell>
          <table:table-cell table:style-name="Default" office:value-type="string" calcext:value-type="string">
            <text:p>ャ</text:p>
          </table:table-cell>
          <table:table-cell table:formula="of:=UNICODE([.F129])" office:value-type="float" office:value="12515" calcext:value-type="float">
            <text:p>12515</text:p>
          </table:table-cell>
          <table:table-cell/>
          <table:table-cell office:value-type="string" calcext:value-type="string">
            <text:p>small ya</text:p>
          </table:table-cell>
          <table:table-cell office:value-type="string" calcext:value-type="string">
            <text:p>|</text:p>
          </table:table-cell>
          <table:table-cell table:formula="of:=&quot;| &quot;&amp; [.B129] &amp;&quot; |  &quot; &amp; [.D129] &amp;&quot; | &quot; &amp; [.F129] &amp; &quot; | &quot; &amp; [.I129] &amp; &quot; |&quot;" office:value-type="string" office:string-value="| 128 |  0x80 | ャ | small ya |" calcext:value-type="string">
            <text:p>| 128 | <text:s/>0x80 | ャ | small ya |</text:p>
          </table:table-cell>
          <table:table-cell table:style-name="ce5" table:number-columns-repeated="4"/>
          <table:table-cell table:number-columns-repeated="2"/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|</text:p>
          </table:table-cell>
          <table:table-cell table:formula="of:=&quot;0x&quot;&amp;DEC2HEX([.B130];2)" office:value-type="string" office:string-value="0x81" calcext:value-type="string">
            <text:p>0x81</text:p>
          </table:table-cell>
          <table:table-cell office:value-type="string" calcext:value-type="string">
            <text:p>|</text:p>
          </table:table-cell>
          <table:table-cell table:style-name="Default" office:value-type="string" calcext:value-type="string">
            <text:p>ュ</text:p>
          </table:table-cell>
          <table:table-cell table:formula="of:=UNICODE([.F130])" office:value-type="float" office:value="12517" calcext:value-type="float">
            <text:p>12517</text:p>
          </table:table-cell>
          <table:table-cell/>
          <table:table-cell office:value-type="string" calcext:value-type="string">
            <text:p>small yu</text:p>
          </table:table-cell>
          <table:table-cell office:value-type="string" calcext:value-type="string">
            <text:p>|</text:p>
          </table:table-cell>
          <table:table-cell table:formula="of:=&quot;| &quot;&amp; [.B130] &amp;&quot; |  &quot; &amp; [.D130] &amp;&quot; | &quot; &amp; [.F130] &amp; &quot; | &quot; &amp; [.I130] &amp; &quot; |&quot;" office:value-type="string" office:string-value="| 129 |  0x81 | ュ | small yu |" calcext:value-type="string">
            <text:p>| 129 | <text:s/>0x81 | ュ | small yu |</text:p>
          </table:table-cell>
          <table:table-cell table:number-columns-repeated="6"/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|</text:p>
          </table:table-cell>
          <table:table-cell table:formula="of:=&quot;0x&quot;&amp;DEC2HEX([.B131];2)" office:value-type="string" office:string-value="0x82" calcext:value-type="string">
            <text:p>0x82</text:p>
          </table:table-cell>
          <table:table-cell office:value-type="string" calcext:value-type="string">
            <text:p>|</text:p>
          </table:table-cell>
          <table:table-cell table:style-name="Default" office:value-type="string" calcext:value-type="string">
            <text:p>ョ</text:p>
          </table:table-cell>
          <table:table-cell table:formula="of:=UNICODE([.F131])" office:value-type="float" office:value="12519" calcext:value-type="float">
            <text:p>12519</text:p>
          </table:table-cell>
          <table:table-cell/>
          <table:table-cell office:value-type="string" calcext:value-type="string">
            <text:p>small yo</text:p>
          </table:table-cell>
          <table:table-cell office:value-type="string" calcext:value-type="string">
            <text:p>|</text:p>
          </table:table-cell>
          <table:table-cell table:formula="of:=&quot;| &quot;&amp; [.B131] &amp;&quot; |  &quot; &amp; [.D131] &amp;&quot; | &quot; &amp; [.F131] &amp; &quot; | &quot; &amp; [.I131] &amp; &quot; |&quot;" office:value-type="string" office:string-value="| 130 |  0x82 | ョ | small yo |" calcext:value-type="string">
            <text:p>| 130 | <text:s/>0x82 | ョ | small yo |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22:20:14.048517595</meta:creation-date>
    <dc:date>2024-09-27T22:43:55.478371944</dc:date>
    <meta:editing-duration>P4DT21H47M24S</meta:editing-duration>
    <meta:editing-cycles>2</meta:editing-cycles>
    <meta:generator>LibreOffice/7.3.7.2$Linux_X86_64 LibreOffice_project/30$Build-2</meta:generator>
    <meta:document-statistic meta:table-count="1" meta:cell-count="1421" meta:object-count="0"/>
  </office:meta>
</office:document-meta>
</file>